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1B0E00000673632D66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5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ABR-2011" table:style-name="ta1" table:print="false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3" table:number-columns-repeated="6" table:default-cell-style-name="ce15"/>
        <table:table-column table:style-name="co4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number-columns-repeated="2" table:default-cell-style-name="ce15"/>
        <table:table-column table:style-name="co3" table:default-cell-style-name="ce15"/>
        <table:table-column table:style-name="co6" table:default-cell-style-name="ce15"/>
        <table:table-column table:style-name="co2" table:default-cell-style-name="ce15"/>
        <table:table-column table:style-name="co6" table:default-cell-style-name="ce24"/>
        <table:table-column table:style-name="co2" table:default-cell-style-name="ce17"/>
        <table:table-row table:style-name="ro1">
          <table:table-cell table:style-name="ce1"/>
          <table:table-cell table:style-name="ce11"/>
          <table:table-cell table:style-name="ce1" table:number-columns-repeated="8"/>
          <table:table-cell table:style-name="ce1">
            <draw:frame table:end-cell-address="'ABR-2011'.M4" table:end-x="1.895cm" table:end-y="0.349cm" draw:z-index="0" draw:name="Figuras 1" draw:style-name="gr1" draw:text-style-name="P1" svg:width="6.925cm" svg:height="1.65cm" svg:x="0.143cm" svg:y="0.053cm">
              <draw:image xlink:href="Pictures/2000001400001B0E00000673632D66BB.svm" xlink:type="simple" xlink:show="embed" xlink:actuate="onLoad">
                <text:p/>
              </draw:image>
            </draw:frame>
          </table:table-cell>
          <table:table-cell table:style-name="ce1" table:number-columns-repeated="19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20"/>
        </table:table-row>
        <table:table-row table:style-name="ro2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/>
        </table:table-row>
        <table:table-row table:style-name="ro3">
          <table:table-cell table:style-name="ce3" office:value-type="string" table:number-columns-spanned="29" table:number-rows-spanned="1">
            <text:p>Período: Abril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/>
        </table:table-row>
        <table:table-row table:style-name="ro1">
          <table:table-cell table:style-name="ce4"/>
          <table:table-cell table:style-name="Default" table:number-columns-repeated="27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Em R$1,00</text:p>
          </table:table-cell>
          <table:table-cell table:style-name="Default" table:number-columns-repeated="27"/>
          <table:table-cell table:style-name="ce21"/>
          <table:table-cell table:style-name="Default"/>
        </table:table-row>
        <table:table-row table:style-name="ro4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/>
        </table:table-row>
        <table:table-row table:style-name="ro1">
          <table:table-cell office:value-type="string">
            <text:p>IMPOSTO SOBRE IMPORTAÇÃO</text:p>
          </table:table-cell>
          <table:table-cell table:style-name="ce14" office:value-type="float" office:value="22738.06">
            <text:p>22.738 </text:p>
          </table:table-cell>
          <table:table-cell table:style-name="ce14" office:value-type="float" office:value="70423.03">
            <text:p>70.423 </text:p>
          </table:table-cell>
          <table:table-cell table:style-name="ce14" office:value-type="float" office:value="29070190.2">
            <text:p>29.070.190 </text:p>
          </table:table-cell>
          <table:table-cell table:style-name="ce14" office:value-type="float" office:value="31875.53">
            <text:p>31.876 </text:p>
          </table:table-cell>
          <table:table-cell table:style-name="ce14" office:value-type="float" office:value="36084785.96">
            <text:p>36.084.786 </text:p>
          </table:table-cell>
          <table:table-cell table:style-name="ce14" office:value-type="float" office:value="18152145.54">
            <text:p>18.152.146 </text:p>
          </table:table-cell>
          <table:table-cell table:style-name="ce14" office:value-type="float" office:value="2187753.8">
            <text:p>2.187.754 </text:p>
          </table:table-cell>
          <table:table-cell table:style-name="ce14" office:value-type="float" office:value="187925371.77">
            <text:p>187.925.372 </text:p>
          </table:table-cell>
          <table:table-cell table:style-name="ce14" office:value-type="float" office:value="89853118.83">
            <text:p>89.853.119 </text:p>
          </table:table-cell>
          <table:table-cell table:style-name="ce14" office:value-type="float" office:value="3221031.92">
            <text:p>3.221.032 </text:p>
          </table:table-cell>
          <table:table-cell table:style-name="ce14" office:value-type="float" office:value="36809263.77">
            <text:p>36.809.264 </text:p>
          </table:table-cell>
          <table:table-cell table:style-name="ce14" office:value-type="float" office:value="177843.75">
            <text:p>177.844 </text:p>
          </table:table-cell>
          <table:table-cell table:style-name="ce14" office:value-type="float" office:value="838708.63">
            <text:p>838.709 </text:p>
          </table:table-cell>
          <table:table-cell table:style-name="ce14" office:value-type="float" office:value="998889.43">
            <text:p>998.889 </text:p>
          </table:table-cell>
          <table:table-cell table:style-name="ce14" office:value-type="float" office:value="5017142.18">
            <text:p>5.017.142 </text:p>
          </table:table-cell>
          <table:table-cell table:style-name="ce14" office:value-type="float" office:value="43522510.36">
            <text:p>43.522.510 </text:p>
          </table:table-cell>
          <table:table-cell table:style-name="ce14" office:value-type="float" office:value="61893.72">
            <text:p>61.894 </text:p>
          </table:table-cell>
          <table:table-cell table:style-name="ce14" office:value-type="float" office:value="174719795.61">
            <text:p>174.719.796 </text:p>
          </table:table-cell>
          <table:table-cell table:style-name="ce14" office:value-type="float" office:value="166659532">
            <text:p>166.659.532 </text:p>
          </table:table-cell>
          <table:table-cell table:style-name="ce14" office:value-type="float" office:value="4337923.65">
            <text:p>4.337.924 </text:p>
          </table:table-cell>
          <table:table-cell table:style-name="ce14" office:value-type="float" office:value="38841.17">
            <text:p>38.841 </text:p>
          </table:table-cell>
          <table:table-cell table:style-name="ce14" office:value-type="float" office:value="45130.42">
            <text:p>45.130 </text:p>
          </table:table-cell>
          <table:table-cell table:style-name="ce14" office:value-type="float" office:value="55806079.04">
            <text:p>55.806.079 </text:p>
          </table:table-cell>
          <table:table-cell table:style-name="ce14" office:value-type="float" office:value="183978504.38">
            <text:p>183.978.504 </text:p>
          </table:table-cell>
          <table:table-cell table:style-name="ce14" office:value-type="float" office:value="89070.67">
            <text:p>89.071 </text:p>
          </table:table-cell>
          <table:table-cell table:style-name="ce14" office:value-type="float" office:value="864489619.25">
            <text:p>864.489.619 </text:p>
          </table:table-cell>
          <table:table-cell table:style-name="ce14" office:value-type="float" office:value="739.15">
            <text:p>739 </text:p>
          </table:table-cell>
          <table:table-cell table:style-name="ce23" office:value-type="float" office:value="1904210921.82">
            <text:p>1.904.210.922 </text:p>
          </table:table-cell>
          <table:table-cell/>
        </table:table-row>
        <table:table-row table:style-name="ro1">
          <table:table-cell office:value-type="string">
            <text:p>IMPOSTO SOBRE EXPORTAÇÃO</text:p>
          </table:table-cell>
          <table:table-cell office:value-type="float" office:value="0">
            <text:p><text:s/>- </text:p>
          </table:table-cell>
          <table:table-cell office:value-type="float" office:value="-1.3">
            <text:p><text:s/>(1)</text:p>
          </table:table-cell>
          <table:table-cell office:value-type="float" office:value="-14.71">
            <text:p><text:s/>(15)</text:p>
          </table:table-cell>
          <table:table-cell office:value-type="float" office:value="-0.48">
            <text:p><text:s/>(0)</text:p>
          </table:table-cell>
          <table:table-cell office:value-type="float" office:value="226582.11">
            <text:p>226.582 </text:p>
          </table:table-cell>
          <table:table-cell office:value-type="float" office:value="185.55">
            <text:p>186 </text:p>
          </table:table-cell>
          <table:table-cell office:value-type="float" office:value="160.78">
            <text:p>161 </text:p>
          </table:table-cell>
          <table:table-cell office:value-type="float" office:value="2809.27">
            <text:p>2.809 </text:p>
          </table:table-cell>
          <table:table-cell office:value-type="float" office:value="2227.34">
            <text:p>2.227 </text:p>
          </table:table-cell>
          <table:table-cell office:value-type="float" office:value="1797.47">
            <text:p>1.797 </text:p>
          </table:table-cell>
          <table:table-cell office:value-type="float" office:value="9446.91">
            <text:p>9.447 </text:p>
          </table:table-cell>
          <table:table-cell office:value-type="float" office:value="6960.82">
            <text:p>6.961 </text:p>
          </table:table-cell>
          <table:table-cell office:value-type="float" office:value="-23.67">
            <text:p><text:s/>(24)</text:p>
          </table:table-cell>
          <table:table-cell office:value-type="float" office:value="23737.7">
            <text:p>23.738 </text:p>
          </table:table-cell>
          <table:table-cell office:value-type="float" office:value="-22.22">
            <text:p><text:s/>(22)</text:p>
          </table:table-cell>
          <table:table-cell office:value-type="float" office:value="1181.65">
            <text:p>1.182 </text:p>
          </table:table-cell>
          <table:table-cell office:value-type="float" office:value="-48.82">
            <text:p><text:s/>(49)</text:p>
          </table:table-cell>
          <table:table-cell office:value-type="float" office:value="635546.62">
            <text:p>635.547 </text:p>
          </table:table-cell>
          <table:table-cell office:value-type="float" office:value="5834.74">
            <text:p>5.835 </text:p>
          </table:table-cell>
          <table:table-cell office:value-type="float" office:value="-8">
            <text:p><text:s/>(8)</text:p>
          </table:table-cell>
          <table:table-cell office:value-type="float" office:value="3945.91">
            <text:p>3.946 </text:p>
          </table:table-cell>
          <table:table-cell office:value-type="float" office:value="-0.93">
            <text:p><text:s/>(1)</text:p>
          </table:table-cell>
          <table:table-cell office:value-type="float" office:value="135526.87">
            <text:p>135.527 </text:p>
          </table:table-cell>
          <table:table-cell office:value-type="float" office:value="-669.62">
            <text:p><text:s/>(670)</text:p>
          </table:table-cell>
          <table:table-cell office:value-type="float" office:value="-1.62">
            <text:p><text:s/>(2)</text:p>
          </table:table-cell>
          <table:table-cell office:value-type="float" office:value="123890.09">
            <text:p>123.890 </text:p>
          </table:table-cell>
          <table:table-cell office:value-type="float" office:value="-5.77">
            <text:p><text:s/>(6)</text:p>
          </table:table-cell>
          <table:table-cell office:value-type="float" office:value="1179036.69">
            <text:p>1.179.037 </text:p>
          </table:table-cell>
          <table:table-cell/>
        </table:table-row>
        <table:table-row table:style-name="ro1">
          <table:table-cell office:value-type="string">
            <text:p>IPI - TOTAL</text:p>
          </table:table-cell>
          <table:table-cell office:value-type="float" office:value="45850.77">
            <text:p>45.851 </text:p>
          </table:table-cell>
          <table:table-cell office:value-type="float" office:value="3521288.73">
            <text:p>3.521.289 </text:p>
          </table:table-cell>
          <table:table-cell office:value-type="float" office:value="26458701.44">
            <text:p>26.458.701 </text:p>
          </table:table-cell>
          <table:table-cell office:value-type="float" office:value="753762.02">
            <text:p>753.762 </text:p>
          </table:table-cell>
          <table:table-cell office:value-type="float" office:value="96927255.4">
            <text:p>96.927.255 </text:p>
          </table:table-cell>
          <table:table-cell office:value-type="float" office:value="23476490.77">
            <text:p>23.476.491 </text:p>
          </table:table-cell>
          <table:table-cell office:value-type="float" office:value="118396433.86">
            <text:p>118.396.434 </text:p>
          </table:table-cell>
          <table:table-cell office:value-type="float" office:value="193533779.77">
            <text:p>193.533.780 </text:p>
          </table:table-cell>
          <table:table-cell office:value-type="float" office:value="111582697.67">
            <text:p>111.582.698 </text:p>
          </table:table-cell>
          <table:table-cell office:value-type="float" office:value="8958710.87">
            <text:p>8.958.711 </text:p>
          </table:table-cell>
          <table:table-cell office:value-type="float" office:value="438141785.12">
            <text:p>438.141.785 </text:p>
          </table:table-cell>
          <table:table-cell office:value-type="float" office:value="4282950.66">
            <text:p>4.282.951 </text:p>
          </table:table-cell>
          <table:table-cell office:value-type="float" office:value="9425717.16">
            <text:p>9.425.717 </text:p>
          </table:table-cell>
          <table:table-cell office:value-type="float" office:value="8222727.02">
            <text:p>8.222.727 </text:p>
          </table:table-cell>
          <table:table-cell office:value-type="float" office:value="4809916.05">
            <text:p>4.809.916 </text:p>
          </table:table-cell>
          <table:table-cell office:value-type="float" office:value="79149722.53">
            <text:p>79.149.723 </text:p>
          </table:table-cell>
          <table:table-cell office:value-type="float" office:value="2249424.31">
            <text:p>2.249.424 </text:p>
          </table:table-cell>
          <table:table-cell office:value-type="float" office:value="298531307.13">
            <text:p>298.531.307 </text:p>
          </table:table-cell>
          <table:table-cell office:value-type="float" office:value="264070174.81">
            <text:p>264.070.175 </text:p>
          </table:table-cell>
          <table:table-cell office:value-type="float" office:value="4633869.37">
            <text:p>4.633.869 </text:p>
          </table:table-cell>
          <table:table-cell office:value-type="float" office:value="1963598.14">
            <text:p>1.963.598 </text:p>
          </table:table-cell>
          <table:table-cell office:value-type="float" office:value="451537.49">
            <text:p>451.537 </text:p>
          </table:table-cell>
          <table:table-cell office:value-type="float" office:value="427932835.81">
            <text:p>427.932.836 </text:p>
          </table:table-cell>
          <table:table-cell office:value-type="float" office:value="196981800.44">
            <text:p>196.981.800 </text:p>
          </table:table-cell>
          <table:table-cell office:value-type="float" office:value="8795437.29">
            <text:p>8.795.437 </text:p>
          </table:table-cell>
          <table:table-cell office:value-type="float" office:value="1528727178.64">
            <text:p>1.528.727.179 </text:p>
          </table:table-cell>
          <table:table-cell office:value-type="float" office:value="734324.88">
            <text:p>734.325 </text:p>
          </table:table-cell>
          <table:table-cell office:value-type="float" office:value="3862759278.15">
            <text:p>3.862.759.278 </text:p>
          </table:table-cell>
          <table:table-cell/>
        </table:table-row>
        <table:table-row table:style-name="ro1">
          <table:table-cell office:value-type="string">
            <text:p><text:s text:c="2"/>IPI - FUMO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883082.41">
            <text:p>883.082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5027.7">
            <text:p>5.028 </text:p>
          </table:table-cell>
          <table:table-cell office:value-type="float" office:value="0">
            <text:p><text:s/>- </text:p>
          </table:table-cell>
          <table:table-cell office:value-type="float" office:value="146691226.67">
            <text:p>146.691.227 </text:p>
          </table:table-cell>
          <table:table-cell table:number-columns-repeated="6" office:value-type="float" office:value="0">
            <text:p><text:s/>- </text:p>
          </table:table-cell>
          <table:table-cell office:value-type="float" office:value="2334">
            <text:p>2.334 </text:p>
          </table:table-cell>
          <table:table-cell office:value-type="float" office:value="1631956.03">
            <text:p>1.631.956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180908663.11">
            <text:p>180.908.663 </text:p>
          </table:table-cell>
          <table:table-cell office:value-type="float" office:value="0">
            <text:p><text:s/>- </text:p>
          </table:table-cell>
          <table:table-cell office:value-type="float" office:value="133217.71">
            <text:p>133.218 </text:p>
          </table:table-cell>
          <table:table-cell office:value-type="float" office:value="1112603.57">
            <text:p>1.112.604 </text:p>
          </table:table-cell>
          <table:table-cell office:value-type="float" office:value="0">
            <text:p><text:s/>- </text:p>
          </table:table-cell>
          <table:table-cell office:value-type="float" office:value="331368111.2">
            <text:p>331.368.111 </text:p>
          </table:table-cell>
          <table:table-cell/>
        </table:table-row>
        <table:table-row table:style-name="ro1">
          <table:table-cell office:value-type="string">
            <text:p><text:s text:c="2"/>IPI - BEBIDAS</text:p>
          </table:table-cell>
          <table:table-cell office:value-type="float" office:value="0">
            <text:p><text:s/>- </text:p>
          </table:table-cell>
          <table:table-cell office:value-type="float" office:value="688107.33">
            <text:p>688.107 </text:p>
          </table:table-cell>
          <table:table-cell office:value-type="float" office:value="2561218.33">
            <text:p>2.561.218 </text:p>
          </table:table-cell>
          <table:table-cell office:value-type="float" office:value="0">
            <text:p><text:s/>- </text:p>
          </table:table-cell>
          <table:table-cell office:value-type="float" office:value="11950123.72">
            <text:p>11.950.124 </text:p>
          </table:table-cell>
          <table:table-cell office:value-type="float" office:value="7693455.37">
            <text:p>7.693.455 </text:p>
          </table:table-cell>
          <table:table-cell office:value-type="float" office:value="3329603.55">
            <text:p>3.329.604 </text:p>
          </table:table-cell>
          <table:table-cell office:value-type="float" office:value="1858568.81">
            <text:p>1.858.569 </text:p>
          </table:table-cell>
          <table:table-cell office:value-type="float" office:value="5660209.21">
            <text:p>5.660.209 </text:p>
          </table:table-cell>
          <table:table-cell office:value-type="float" office:value="5160760.17">
            <text:p>5.160.760 </text:p>
          </table:table-cell>
          <table:table-cell office:value-type="float" office:value="12453750.98">
            <text:p>12.453.751 </text:p>
          </table:table-cell>
          <table:table-cell office:value-type="float" office:value="237499.07">
            <text:p>237.499 </text:p>
          </table:table-cell>
          <table:table-cell office:value-type="float" office:value="5695759">
            <text:p>5.695.759 </text:p>
          </table:table-cell>
          <table:table-cell office:value-type="float" office:value="3842322.51">
            <text:p>3.842.323 </text:p>
          </table:table-cell>
          <table:table-cell office:value-type="float" office:value="1472835.84">
            <text:p>1.472.836 </text:p>
          </table:table-cell>
          <table:table-cell office:value-type="float" office:value="15741804.65">
            <text:p>15.741.805 </text:p>
          </table:table-cell>
          <table:table-cell office:value-type="float" office:value="647700.98">
            <text:p>647.701 </text:p>
          </table:table-cell>
          <table:table-cell office:value-type="float" office:value="9046402.22">
            <text:p>9.046.402 </text:p>
          </table:table-cell>
          <table:table-cell office:value-type="float" office:value="25154364.14">
            <text:p>25.154.364 </text:p>
          </table:table-cell>
          <table:table-cell office:value-type="float" office:value="1158848.32">
            <text:p>1.158.848 </text:p>
          </table:table-cell>
          <table:table-cell office:value-type="float" office:value="276000.39">
            <text:p>276.000 </text:p>
          </table:table-cell>
          <table:table-cell office:value-type="float" office:value="0">
            <text:p><text:s/>- </text:p>
          </table:table-cell>
          <table:table-cell office:value-type="float" office:value="9324369.3">
            <text:p>9.324.369 </text:p>
          </table:table-cell>
          <table:table-cell office:value-type="float" office:value="7698781.99">
            <text:p>7.698.782 </text:p>
          </table:table-cell>
          <table:table-cell office:value-type="float" office:value="5397169.04">
            <text:p>5.397.169 </text:p>
          </table:table-cell>
          <table:table-cell office:value-type="float" office:value="67668886.04">
            <text:p>67.668.886 </text:p>
          </table:table-cell>
          <table:table-cell office:value-type="float" office:value="234556.91">
            <text:p>234.557 </text:p>
          </table:table-cell>
          <table:table-cell office:value-type="float" office:value="204953097.87">
            <text:p>204.953.098 </text:p>
          </table:table-cell>
          <table:table-cell/>
        </table:table-row>
        <table:table-row table:style-name="ro1">
          <table:table-cell office:value-type="string">
            <text:p><text:s text:c="2"/>IPI - AUTOMÓVEIS</text:p>
          </table:table-cell>
          <table:table-cell office:value-type="float" office:value="24791.13">
            <text:p>24.791 </text:p>
          </table:table-cell>
          <table:table-cell office:value-type="float" office:value="3291.18">
            <text:p>3.291 </text:p>
          </table:table-cell>
          <table:table-cell office:value-type="float" office:value="20082.6">
            <text:p>20.083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575758.91">
            <text:p>575.759 </text:p>
          </table:table-cell>
          <table:table-cell office:value-type="float" office:value="6220.36">
            <text:p>6.220 </text:p>
          </table:table-cell>
          <table:table-cell office:value-type="float" office:value="35942634.6">
            <text:p>35.942.635 </text:p>
          </table:table-cell>
          <table:table-cell office:value-type="float" office:value="29838773.24">
            <text:p>29.838.773 </text:p>
          </table:table-cell>
          <table:table-cell office:value-type="float" office:value="0">
            <text:p><text:s/>- </text:p>
          </table:table-cell>
          <table:table-cell office:value-type="float" office:value="140438543.41">
            <text:p>140.438.543 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1471308.56">
            <text:p>1.471.309 </text:p>
          </table:table-cell>
          <table:table-cell office:value-type="float" office:value="0">
            <text:p><text:s/>- </text:p>
          </table:table-cell>
          <table:table-cell office:value-type="float" office:value="85789435.83">
            <text:p>85.789.436 </text:p>
          </table:table-cell>
          <table:table-cell office:value-type="float" office:value="39492842.19">
            <text:p>39.492.842 </text:p>
          </table:table-cell>
          <table:table-cell office:value-type="float" office:value="6921.09">
            <text:p>6.921 </text:p>
          </table:table-cell>
          <table:table-cell office:value-type="float" office:value="9408.17">
            <text:p>9.408 </text:p>
          </table:table-cell>
          <table:table-cell office:value-type="float" office:value="0">
            <text:p><text:s/>- </text:p>
          </table:table-cell>
          <table:table-cell office:value-type="float" office:value="44223665.44">
            <text:p>44.223.665 </text:p>
          </table:table-cell>
          <table:table-cell office:value-type="float" office:value="9267.69">
            <text:p>9.268 </text:p>
          </table:table-cell>
          <table:table-cell office:value-type="float" office:value="0">
            <text:p><text:s/>- </text:p>
          </table:table-cell>
          <table:table-cell office:value-type="float" office:value="250221955.36">
            <text:p>250.221.955 </text:p>
          </table:table-cell>
          <table:table-cell office:value-type="float" office:value="0">
            <text:p><text:s/>- </text:p>
          </table:table-cell>
          <table:table-cell office:value-type="float" office:value="628074899.76">
            <text:p>628.074.900 </text:p>
          </table:table-cell>
          <table:table-cell/>
        </table:table-row>
        <table:table-row table:style-name="ro1">
          <table:table-cell office:value-type="string">
            <text:p><text:s text:c="2"/>IPI - VINCULADO À IMPORTACAO</text:p>
          </table:table-cell>
          <table:table-cell office:value-type="float" office:value="56.59">
            <text:p>57 </text:p>
          </table:table-cell>
          <table:table-cell office:value-type="float" office:value="89915.67">
            <text:p>89.916 </text:p>
          </table:table-cell>
          <table:table-cell office:value-type="float" office:value="10773276.05">
            <text:p>10.773.276 </text:p>
          </table:table-cell>
          <table:table-cell office:value-type="float" office:value="51801.38">
            <text:p>51.801 </text:p>
          </table:table-cell>
          <table:table-cell office:value-type="float" office:value="37453894.64">
            <text:p>37.453.895 </text:p>
          </table:table-cell>
          <table:table-cell office:value-type="float" office:value="8052520.67">
            <text:p>8.052.521 </text:p>
          </table:table-cell>
          <table:table-cell office:value-type="float" office:value="1976136.16">
            <text:p>1.976.136 </text:p>
          </table:table-cell>
          <table:table-cell office:value-type="float" office:value="115468344.66">
            <text:p>115.468.345 </text:p>
          </table:table-cell>
          <table:table-cell office:value-type="float" office:value="60002563.48">
            <text:p>60.002.563 </text:p>
          </table:table-cell>
          <table:table-cell office:value-type="float" office:value="1842443.98">
            <text:p>1.842.444 </text:p>
          </table:table-cell>
          <table:table-cell office:value-type="float" office:value="23860701.08">
            <text:p>23.860.701 </text:p>
          </table:table-cell>
          <table:table-cell office:value-type="float" office:value="93824.03">
            <text:p>93.824 </text:p>
          </table:table-cell>
          <table:table-cell office:value-type="float" office:value="1169126.45">
            <text:p>1.169.126 </text:p>
          </table:table-cell>
          <table:table-cell office:value-type="float" office:value="917038.53">
            <text:p>917.039 </text:p>
          </table:table-cell>
          <table:table-cell office:value-type="float" office:value="1071746.7">
            <text:p>1.071.747 </text:p>
          </table:table-cell>
          <table:table-cell office:value-type="float" office:value="28211564.15">
            <text:p>28.211.564 </text:p>
          </table:table-cell>
          <table:table-cell office:value-type="float" office:value="46641.16">
            <text:p>46.641 </text:p>
          </table:table-cell>
          <table:table-cell office:value-type="float" office:value="100788558.33">
            <text:p>100.788.558 </text:p>
          </table:table-cell>
          <table:table-cell office:value-type="float" office:value="79870854.65">
            <text:p>79.870.855 </text:p>
          </table:table-cell>
          <table:table-cell office:value-type="float" office:value="195747.22">
            <text:p>195.747 </text:p>
          </table:table-cell>
          <table:table-cell office:value-type="float" office:value="30958.73">
            <text:p>30.959 </text:p>
          </table:table-cell>
          <table:table-cell office:value-type="float" office:value="436856.06">
            <text:p>436.856 </text:p>
          </table:table-cell>
          <table:table-cell office:value-type="float" office:value="64169776.02">
            <text:p>64.169.776 </text:p>
          </table:table-cell>
          <table:table-cell office:value-type="float" office:value="75974990.07">
            <text:p>75.974.990 </text:p>
          </table:table-cell>
          <table:table-cell office:value-type="float" office:value="397289.09">
            <text:p>397.289 </text:p>
          </table:table-cell>
          <table:table-cell office:value-type="float" office:value="389467920.75">
            <text:p>389.467.921 </text:p>
          </table:table-cell>
          <table:table-cell office:value-type="float" office:value="0">
            <text:p><text:s/>- </text:p>
          </table:table-cell>
          <table:table-cell office:value-type="float" office:value="1002414546.3">
            <text:p>1.002.414.546 </text:p>
          </table:table-cell>
          <table:table-cell/>
        </table:table-row>
        <table:table-row table:style-name="ro1">
          <table:table-cell table:style-name="ce1" office:value-type="string">
            <text:p><text:s text:c="2"/>IPI - OUTROS</text:p>
          </table:table-cell>
          <table:table-cell office:value-type="float" office:value="21003.05">
            <text:p>21.003 </text:p>
          </table:table-cell>
          <table:table-cell office:value-type="float" office:value="2739974.55">
            <text:p>2.739.975 </text:p>
          </table:table-cell>
          <table:table-cell office:value-type="float" office:value="13104124.46">
            <text:p>13.104.124 </text:p>
          </table:table-cell>
          <table:table-cell office:value-type="float" office:value="701960.64">
            <text:p>701.961 </text:p>
          </table:table-cell>
          <table:table-cell office:value-type="float" office:value="46640154.63">
            <text:p>46.640.155 </text:p>
          </table:table-cell>
          <table:table-cell office:value-type="float" office:value="7154755.82">
            <text:p>7.154.756 </text:p>
          </table:table-cell>
          <table:table-cell office:value-type="float" office:value="113084473.79">
            <text:p>113.084.474 </text:p>
          </table:table-cell>
          <table:table-cell office:value-type="float" office:value="40264231.7">
            <text:p>40.264.232 </text:p>
          </table:table-cell>
          <table:table-cell office:value-type="float" office:value="16076124.04">
            <text:p>16.076.124 </text:p>
          </table:table-cell>
          <table:table-cell office:value-type="float" office:value="1955506.72">
            <text:p>1.955.507 </text:p>
          </table:table-cell>
          <table:table-cell office:value-type="float" office:value="114697562.98">
            <text:p>114.697.563 </text:p>
          </table:table-cell>
          <table:table-cell office:value-type="float" office:value="3951627.56">
            <text:p>3.951.628 </text:p>
          </table:table-cell>
          <table:table-cell office:value-type="float" office:value="2560831.71">
            <text:p>2.560.832 </text:p>
          </table:table-cell>
          <table:table-cell office:value-type="float" office:value="3463365.98">
            <text:p>3.463.366 </text:p>
          </table:table-cell>
          <table:table-cell office:value-type="float" office:value="2265333.51">
            <text:p>2.265.334 </text:p>
          </table:table-cell>
          <table:table-cell office:value-type="float" office:value="33725045.17">
            <text:p>33.725.045 </text:p>
          </table:table-cell>
          <table:table-cell office:value-type="float" office:value="1555082.17">
            <text:p>1.555.082 </text:p>
          </table:table-cell>
          <table:table-cell office:value-type="float" office:value="102904576.75">
            <text:p>102.904.577 </text:p>
          </table:table-cell>
          <table:table-cell office:value-type="float" office:value="117920157.8">
            <text:p>117.920.158 </text:p>
          </table:table-cell>
          <table:table-cell office:value-type="float" office:value="3272352.74">
            <text:p>3.272.353 </text:p>
          </table:table-cell>
          <table:table-cell office:value-type="float" office:value="1647230.85">
            <text:p>1.647.231 </text:p>
          </table:table-cell>
          <table:table-cell office:value-type="float" office:value="14681.43">
            <text:p>14.681 </text:p>
          </table:table-cell>
          <table:table-cell office:value-type="float" office:value="129306361.94">
            <text:p>129.306.362 </text:p>
          </table:table-cell>
          <table:table-cell office:value-type="float" office:value="113298760.69">
            <text:p>113.298.761 </text:p>
          </table:table-cell>
          <table:table-cell office:value-type="float" office:value="2867761.45">
            <text:p>2.867.761 </text:p>
          </table:table-cell>
          <table:table-cell office:value-type="float" office:value="820255812.92">
            <text:p>820.255.813 </text:p>
          </table:table-cell>
          <table:table-cell office:value-type="float" office:value="499767.97">
            <text:p>499.768 </text:p>
          </table:table-cell>
          <table:table-cell office:value-type="float" office:value="1695948623.02">
            <text:p>1.695.948.623 </text:p>
          </table:table-cell>
          <table:table-cell/>
        </table:table-row>
        <table:table-row table:style-name="ro1">
          <table:table-cell office:value-type="string">
            <text:p>IMPOSTO SOBRE A RENDA - TOTAL</text:p>
          </table:table-cell>
          <table:table-cell office:value-type="float" office:value="14758327.13">
            <text:p>14.758.327 </text:p>
          </table:table-cell>
          <table:table-cell office:value-type="float" office:value="78746911.22">
            <text:p>78.746.911 </text:p>
          </table:table-cell>
          <table:table-cell office:value-type="float" office:value="209935306.17">
            <text:p>209.935.306 </text:p>
          </table:table-cell>
          <table:table-cell office:value-type="float" office:value="14982525.29">
            <text:p>14.982.525 </text:p>
          </table:table-cell>
          <table:table-cell office:value-type="float" office:value="439311086.62">
            <text:p>439.311.087 </text:p>
          </table:table-cell>
          <table:table-cell office:value-type="float" office:value="262781414.76">
            <text:p>262.781.415 </text:p>
          </table:table-cell>
          <table:table-cell office:value-type="float" office:value="2912531870.46">
            <text:p>2.912.531.870 </text:p>
          </table:table-cell>
          <table:table-cell office:value-type="float" office:value="315677548.33">
            <text:p>315.677.548 </text:p>
          </table:table-cell>
          <table:table-cell office:value-type="float" office:value="286578039.37">
            <text:p>286.578.039 </text:p>
          </table:table-cell>
          <table:table-cell office:value-type="float" office:value="73320855.33">
            <text:p>73.320.855 </text:p>
          </table:table-cell>
          <table:table-cell office:value-type="float" office:value="1489614413.12">
            <text:p>1.489.614.413 </text:p>
          </table:table-cell>
          <table:table-cell office:value-type="float" office:value="129823859.02">
            <text:p>129.823.859 </text:p>
          </table:table-cell>
          <table:table-cell office:value-type="float" office:value="128027833.07">
            <text:p>128.027.833 </text:p>
          </table:table-cell>
          <table:table-cell office:value-type="float" office:value="130795856.82">
            <text:p>130.795.857 </text:p>
          </table:table-cell>
          <table:table-cell office:value-type="float" office:value="95557990.24">
            <text:p>95.557.990 </text:p>
          </table:table-cell>
          <table:table-cell office:value-type="float" office:value="348355341.59">
            <text:p>348.355.342 </text:p>
          </table:table-cell>
          <table:table-cell office:value-type="float" office:value="55746294.88">
            <text:p>55.746.295 </text:p>
          </table:table-cell>
          <table:table-cell office:value-type="float" office:value="1242391042.11">
            <text:p>1.242.391.042 </text:p>
          </table:table-cell>
          <table:table-cell office:value-type="float" office:value="5038286861.66">
            <text:p>5.038.286.862 </text:p>
          </table:table-cell>
          <table:table-cell office:value-type="float" office:value="98427902.45">
            <text:p>98.427.902 </text:p>
          </table:table-cell>
          <table:table-cell office:value-type="float" office:value="48974370.69">
            <text:p>48.974.371 </text:p>
          </table:table-cell>
          <table:table-cell office:value-type="float" office:value="13281426.2">
            <text:p>13.281.426 </text:p>
          </table:table-cell>
          <table:table-cell office:value-type="float" office:value="1106272247.05">
            <text:p>1.106.272.247 </text:p>
          </table:table-cell>
          <table:table-cell office:value-type="float" office:value="605045284.36">
            <text:p>605.045.284 </text:p>
          </table:table-cell>
          <table:table-cell office:value-type="float" office:value="77400694.63">
            <text:p>77.400.695 </text:p>
          </table:table-cell>
          <table:table-cell office:value-type="float" office:value="10691423941.74">
            <text:p>10.691.423.942 </text:p>
          </table:table-cell>
          <table:table-cell office:value-type="float" office:value="25781354.9">
            <text:p>25.781.355 </text:p>
          </table:table-cell>
          <table:table-cell office:value-type="float" office:value="25933830599.21">
            <text:p>25.933.830.599 </text:p>
          </table:table-cell>
          <table:table-cell/>
        </table:table-row>
        <table:table-row table:style-name="ro1">
          <table:table-cell office:value-type="string">
            <text:p><text:s text:c="2"/>IRPF</text:p>
          </table:table-cell>
          <table:table-cell office:value-type="float" office:value="4996080.85">
            <text:p>4.996.081 </text:p>
          </table:table-cell>
          <table:table-cell office:value-type="float" office:value="35421435.26">
            <text:p>35.421.435 </text:p>
          </table:table-cell>
          <table:table-cell office:value-type="float" office:value="29073777.94">
            <text:p>29.073.778 </text:p>
          </table:table-cell>
          <table:table-cell office:value-type="float" office:value="4477533.92">
            <text:p>4.477.534 </text:p>
          </table:table-cell>
          <table:table-cell office:value-type="float" office:value="106350554.95">
            <text:p>106.350.555 </text:p>
          </table:table-cell>
          <table:table-cell office:value-type="float" office:value="75489301.93">
            <text:p>75.489.302 </text:p>
          </table:table-cell>
          <table:table-cell office:value-type="float" office:value="144662382.03">
            <text:p>144.662.382 </text:p>
          </table:table-cell>
          <table:table-cell office:value-type="float" office:value="75432212.25">
            <text:p>75.432.212 </text:p>
          </table:table-cell>
          <table:table-cell office:value-type="float" office:value="102223852.05">
            <text:p>102.223.852 </text:p>
          </table:table-cell>
          <table:table-cell office:value-type="float" office:value="22481455.99">
            <text:p>22.481.456 </text:p>
          </table:table-cell>
          <table:table-cell office:value-type="float" office:value="429984862.56">
            <text:p>429.984.863 </text:p>
          </table:table-cell>
          <table:table-cell office:value-type="float" office:value="61842790.51">
            <text:p>61.842.791 </text:p>
          </table:table-cell>
          <table:table-cell office:value-type="float" office:value="44748540.72">
            <text:p>44.748.541 </text:p>
          </table:table-cell>
          <table:table-cell office:value-type="float" office:value="36200999.79">
            <text:p>36.201.000 </text:p>
          </table:table-cell>
          <table:table-cell office:value-type="float" office:value="46685648.39">
            <text:p>46.685.648 </text:p>
          </table:table-cell>
          <table:table-cell office:value-type="float" office:value="121726481.55">
            <text:p>121.726.482 </text:p>
          </table:table-cell>
          <table:table-cell office:value-type="float" office:value="23789432.24">
            <text:p>23.789.432 </text:p>
          </table:table-cell>
          <table:table-cell office:value-type="float" office:value="286812325.05">
            <text:p>286.812.325 </text:p>
          </table:table-cell>
          <table:table-cell office:value-type="float" office:value="709953232.48">
            <text:p>709.953.232 </text:p>
          </table:table-cell>
          <table:table-cell office:value-type="float" office:value="39268374.57">
            <text:p>39.268.375 </text:p>
          </table:table-cell>
          <table:table-cell office:value-type="float" office:value="19364598.19">
            <text:p>19.364.598 </text:p>
          </table:table-cell>
          <table:table-cell office:value-type="float" office:value="5073461.99">
            <text:p>5.073.462 </text:p>
          </table:table-cell>
          <table:table-cell office:value-type="float" office:value="352433373.45">
            <text:p>352.433.373 </text:p>
          </table:table-cell>
          <table:table-cell office:value-type="float" office:value="159727273.69">
            <text:p>159.727.274 </text:p>
          </table:table-cell>
          <table:table-cell office:value-type="float" office:value="33324051.96">
            <text:p>33.324.052 </text:p>
          </table:table-cell>
          <table:table-cell office:value-type="float" office:value="1881892336.12">
            <text:p>1.881.892.336 </text:p>
          </table:table-cell>
          <table:table-cell office:value-type="float" office:value="7970739.46">
            <text:p>7.970.739 </text:p>
          </table:table-cell>
          <table:table-cell office:value-type="float" office:value="4861407109.89">
            <text:p>4.861.407.110 </text:p>
          </table:table-cell>
          <table:table-cell/>
        </table:table-row>
        <table:table-row table:style-name="ro1">
          <table:table-cell office:value-type="string">
            <text:p><text:s text:c="2"/>IRPJ</text:p>
          </table:table-cell>
          <table:table-cell office:value-type="float" office:value="5506660.21">
            <text:p>5.506.660 </text:p>
          </table:table-cell>
          <table:table-cell office:value-type="float" office:value="26103844.12">
            <text:p>26.103.844 </text:p>
          </table:table-cell>
          <table:table-cell office:value-type="float" office:value="101089943.41">
            <text:p>101.089.943 </text:p>
          </table:table-cell>
          <table:table-cell office:value-type="float" office:value="3652307.55">
            <text:p>3.652.308 </text:p>
          </table:table-cell>
          <table:table-cell office:value-type="float" office:value="218455675.32">
            <text:p>218.455.675 </text:p>
          </table:table-cell>
          <table:table-cell office:value-type="float" office:value="118331703.07">
            <text:p>118.331.703 </text:p>
          </table:table-cell>
          <table:table-cell office:value-type="float" office:value="1035862158.5">
            <text:p>1.035.862.159 </text:p>
          </table:table-cell>
          <table:table-cell office:value-type="float" office:value="184498381.6">
            <text:p>184.498.382 </text:p>
          </table:table-cell>
          <table:table-cell office:value-type="float" office:value="133676881.49">
            <text:p>133.676.881 </text:p>
          </table:table-cell>
          <table:table-cell office:value-type="float" office:value="30803676.45">
            <text:p>30.803.676 </text:p>
          </table:table-cell>
          <table:table-cell office:value-type="float" office:value="711266894.07">
            <text:p>711.266.894 </text:p>
          </table:table-cell>
          <table:table-cell office:value-type="float" office:value="47443368.82">
            <text:p>47.443.369 </text:p>
          </table:table-cell>
          <table:table-cell office:value-type="float" office:value="57131668.09">
            <text:p>57.131.668 </text:p>
          </table:table-cell>
          <table:table-cell office:value-type="float" office:value="56860670.85">
            <text:p>56.860.671 </text:p>
          </table:table-cell>
          <table:table-cell office:value-type="float" office:value="25755139.82">
            <text:p>25.755.140 </text:p>
          </table:table-cell>
          <table:table-cell office:value-type="float" office:value="145106397.36">
            <text:p>145.106.397 </text:p>
          </table:table-cell>
          <table:table-cell office:value-type="float" office:value="20898562.4">
            <text:p>20.898.562 </text:p>
          </table:table-cell>
          <table:table-cell office:value-type="float" office:value="586719182.01">
            <text:p>586.719.182 </text:p>
          </table:table-cell>
          <table:table-cell office:value-type="float" office:value="2155528502.84">
            <text:p>2.155.528.503 </text:p>
          </table:table-cell>
          <table:table-cell office:value-type="float" office:value="38155199.55">
            <text:p>38.155.200 </text:p>
          </table:table-cell>
          <table:table-cell office:value-type="float" office:value="18130186.88">
            <text:p>18.130.187 </text:p>
          </table:table-cell>
          <table:table-cell office:value-type="float" office:value="5191087.3">
            <text:p>5.191.087 </text:p>
          </table:table-cell>
          <table:table-cell office:value-type="float" office:value="480172285.19">
            <text:p>480.172.285 </text:p>
          </table:table-cell>
          <table:table-cell office:value-type="float" office:value="319725150.44">
            <text:p>319.725.150 </text:p>
          </table:table-cell>
          <table:table-cell office:value-type="float" office:value="24405497.3">
            <text:p>24.405.497 </text:p>
          </table:table-cell>
          <table:table-cell office:value-type="float" office:value="4597963530.92">
            <text:p>4.597.963.531 </text:p>
          </table:table-cell>
          <table:table-cell office:value-type="float" office:value="12424201.59">
            <text:p>12.424.202 </text:p>
          </table:table-cell>
          <table:table-cell office:value-type="float" office:value="11160858757.15">
            <text:p>11.160.858.757 </text:p>
          </table:table-cell>
          <table:table-cell/>
        </table:table-row>
        <table:table-row table:style-name="ro1">
          <table:table-cell office:value-type="string">
            <text:p><text:s text:c="4"/>ENTIDADES FINANCEIRAS</text:p>
          </table:table-cell>
          <table:table-cell office:value-type="float" office:value="540.05">
            <text:p>540 </text:p>
          </table:table-cell>
          <table:table-cell office:value-type="float" office:value="33990.98">
            <text:p>33.991 </text:p>
          </table:table-cell>
          <table:table-cell office:value-type="float" office:value="193276.53">
            <text:p>193.277 </text:p>
          </table:table-cell>
          <table:table-cell office:value-type="float" office:value="362.13">
            <text:p>362 </text:p>
          </table:table-cell>
          <table:table-cell office:value-type="float" office:value="10607786.33">
            <text:p>10.607.786 </text:p>
          </table:table-cell>
          <table:table-cell office:value-type="float" office:value="12716540.52">
            <text:p>12.716.541 </text:p>
          </table:table-cell>
          <table:table-cell office:value-type="float" office:value="209789878.94">
            <text:p>209.789.879 </text:p>
          </table:table-cell>
          <table:table-cell office:value-type="float" office:value="3902324.13">
            <text:p>3.902.324 </text:p>
          </table:table-cell>
          <table:table-cell office:value-type="float" office:value="142767.84">
            <text:p>142.768 </text:p>
          </table:table-cell>
          <table:table-cell office:value-type="float" office:value="3282.56">
            <text:p>3.283 </text:p>
          </table:table-cell>
          <table:table-cell office:value-type="float" office:value="9271521.78">
            <text:p>9.271.522 </text:p>
          </table:table-cell>
          <table:table-cell office:value-type="float" office:value="205810.16">
            <text:p>205.810 </text:p>
          </table:table-cell>
          <table:table-cell office:value-type="float" office:value="779572.68">
            <text:p>779.573 </text:p>
          </table:table-cell>
          <table:table-cell office:value-type="float" office:value="7332238.34">
            <text:p>7.332.238 </text:p>
          </table:table-cell>
          <table:table-cell office:value-type="float" office:value="11114.05">
            <text:p>11.114 </text:p>
          </table:table-cell>
          <table:table-cell office:value-type="float" office:value="2344293.1">
            <text:p>2.344.293 </text:p>
          </table:table-cell>
          <table:table-cell office:value-type="float" office:value="10203.91">
            <text:p>10.204 </text:p>
          </table:table-cell>
          <table:table-cell office:value-type="float" office:value="88818543.99">
            <text:p>88.818.544 </text:p>
          </table:table-cell>
          <table:table-cell office:value-type="float" office:value="115134654.86">
            <text:p>115.134.655 </text:p>
          </table:table-cell>
          <table:table-cell office:value-type="float" office:value="108792.35">
            <text:p>108.792 </text:p>
          </table:table-cell>
          <table:table-cell office:value-type="float" office:value="8116.91">
            <text:p>8.117 </text:p>
          </table:table-cell>
          <table:table-cell office:value-type="float" office:value="0">
            <text:p><text:s/>- </text:p>
          </table:table-cell>
          <table:table-cell office:value-type="float" office:value="21346642.89">
            <text:p>21.346.643 </text:p>
          </table:table-cell>
          <table:table-cell office:value-type="float" office:value="685974.17">
            <text:p>685.974 </text:p>
          </table:table-cell>
          <table:table-cell office:value-type="float" office:value="3548872.92">
            <text:p>3.548.873 </text:p>
          </table:table-cell>
          <table:table-cell office:value-type="float" office:value="655587040.48">
            <text:p>655.587.040 </text:p>
          </table:table-cell>
          <table:table-cell office:value-type="float" office:value="20955.82">
            <text:p>20.956 </text:p>
          </table:table-cell>
          <table:table-cell office:value-type="float" office:value="1142605098.42">
            <text:p>1.142.605.098 </text:p>
          </table:table-cell>
          <table:table-cell/>
        </table:table-row>
        <table:table-row table:style-name="ro1">
          <table:table-cell office:value-type="string">
            <text:p><text:s text:c="4"/>DEMAIS EMPRESAS</text:p>
          </table:table-cell>
          <table:table-cell office:value-type="float" office:value="5506120.16">
            <text:p>5.506.120 </text:p>
          </table:table-cell>
          <table:table-cell office:value-type="float" office:value="26069853.14">
            <text:p>26.069.853 </text:p>
          </table:table-cell>
          <table:table-cell office:value-type="float" office:value="100896666.88">
            <text:p>100.896.667 </text:p>
          </table:table-cell>
          <table:table-cell office:value-type="float" office:value="3651945.42">
            <text:p>3.651.945 </text:p>
          </table:table-cell>
          <table:table-cell office:value-type="float" office:value="207847888.99">
            <text:p>207.847.889 </text:p>
          </table:table-cell>
          <table:table-cell office:value-type="float" office:value="105615162.55">
            <text:p>105.615.163 </text:p>
          </table:table-cell>
          <table:table-cell office:value-type="float" office:value="826072279.56">
            <text:p>826.072.280 </text:p>
          </table:table-cell>
          <table:table-cell office:value-type="float" office:value="180596057.47">
            <text:p>180.596.057 </text:p>
          </table:table-cell>
          <table:table-cell office:value-type="float" office:value="133534113.65">
            <text:p>133.534.114 </text:p>
          </table:table-cell>
          <table:table-cell office:value-type="float" office:value="30800393.89">
            <text:p>30.800.394 </text:p>
          </table:table-cell>
          <table:table-cell office:value-type="float" office:value="701995372.29">
            <text:p>701.995.372 </text:p>
          </table:table-cell>
          <table:table-cell office:value-type="float" office:value="47237558.66">
            <text:p>47.237.559 </text:p>
          </table:table-cell>
          <table:table-cell office:value-type="float" office:value="56352095.41">
            <text:p>56.352.095 </text:p>
          </table:table-cell>
          <table:table-cell office:value-type="float" office:value="49528432.51">
            <text:p>49.528.433 </text:p>
          </table:table-cell>
          <table:table-cell office:value-type="float" office:value="25744025.77">
            <text:p>25.744.026 </text:p>
          </table:table-cell>
          <table:table-cell office:value-type="float" office:value="142762104.26">
            <text:p>142.762.104 </text:p>
          </table:table-cell>
          <table:table-cell office:value-type="float" office:value="20888358.49">
            <text:p>20.888.358 </text:p>
          </table:table-cell>
          <table:table-cell office:value-type="float" office:value="497900638.02">
            <text:p>497.900.638 </text:p>
          </table:table-cell>
          <table:table-cell office:value-type="float" office:value="2040393847.98">
            <text:p>2.040.393.848 </text:p>
          </table:table-cell>
          <table:table-cell office:value-type="float" office:value="38046407.2">
            <text:p>38.046.407 </text:p>
          </table:table-cell>
          <table:table-cell office:value-type="float" office:value="18122069.97">
            <text:p>18.122.070 </text:p>
          </table:table-cell>
          <table:table-cell office:value-type="float" office:value="5191087.3">
            <text:p>5.191.087 </text:p>
          </table:table-cell>
          <table:table-cell office:value-type="float" office:value="458825642.3">
            <text:p>458.825.642 </text:p>
          </table:table-cell>
          <table:table-cell office:value-type="float" office:value="319039176.27">
            <text:p>319.039.176 </text:p>
          </table:table-cell>
          <table:table-cell office:value-type="float" office:value="20856624.38">
            <text:p>20.856.624 </text:p>
          </table:table-cell>
          <table:table-cell office:value-type="float" office:value="3942376490.44">
            <text:p>3.942.376.490 </text:p>
          </table:table-cell>
          <table:table-cell office:value-type="float" office:value="12403245.77">
            <text:p>12.403.246 </text:p>
          </table:table-cell>
          <table:table-cell office:value-type="float" office:value="10018253658.73">
            <text:p>10.018.253.659 </text:p>
          </table:table-cell>
          <table:table-cell/>
        </table:table-row>
        <table:table-row table:style-name="ro1">
          <table:table-cell office:value-type="string">
            <text:p><text:s text:c="2"/>IMPOSTO S/ RENDA RETIDO NA FONTE</text:p>
          </table:table-cell>
          <table:table-cell office:value-type="float" office:value="4255586.07">
            <text:p>4.255.586 </text:p>
          </table:table-cell>
          <table:table-cell office:value-type="float" office:value="17221631.84">
            <text:p>17.221.632 </text:p>
          </table:table-cell>
          <table:table-cell office:value-type="float" office:value="79771584.82">
            <text:p>79.771.585 </text:p>
          </table:table-cell>
          <table:table-cell office:value-type="float" office:value="6852683.82">
            <text:p>6.852.684 </text:p>
          </table:table-cell>
          <table:table-cell office:value-type="float" office:value="114504856.35">
            <text:p>114.504.856 </text:p>
          </table:table-cell>
          <table:table-cell office:value-type="float" office:value="68960409.76">
            <text:p>68.960.410 </text:p>
          </table:table-cell>
          <table:table-cell office:value-type="float" office:value="1732007329.93">
            <text:p>1.732.007.330 </text:p>
          </table:table-cell>
          <table:table-cell office:value-type="float" office:value="55746954.48">
            <text:p>55.746.954 </text:p>
          </table:table-cell>
          <table:table-cell office:value-type="float" office:value="50677305.83">
            <text:p>50.677.306 </text:p>
          </table:table-cell>
          <table:table-cell office:value-type="float" office:value="20035722.89">
            <text:p>20.035.723 </text:p>
          </table:table-cell>
          <table:table-cell office:value-type="float" office:value="348362656.49">
            <text:p>348.362.656 </text:p>
          </table:table-cell>
          <table:table-cell office:value-type="float" office:value="20537699.69">
            <text:p>20.537.700 </text:p>
          </table:table-cell>
          <table:table-cell office:value-type="float" office:value="26147624.26">
            <text:p>26.147.624 </text:p>
          </table:table-cell>
          <table:table-cell office:value-type="float" office:value="37734186.18">
            <text:p>37.734.186 </text:p>
          </table:table-cell>
          <table:table-cell office:value-type="float" office:value="23117202.03">
            <text:p>23.117.202 </text:p>
          </table:table-cell>
          <table:table-cell office:value-type="float" office:value="81522462.68">
            <text:p>81.522.463 </text:p>
          </table:table-cell>
          <table:table-cell office:value-type="float" office:value="11058300.24">
            <text:p>11.058.300 </text:p>
          </table:table-cell>
          <table:table-cell office:value-type="float" office:value="368859535.05">
            <text:p>368.859.535 </text:p>
          </table:table-cell>
          <table:table-cell office:value-type="float" office:value="2172805126.34">
            <text:p>2.172.805.126 </text:p>
          </table:table-cell>
          <table:table-cell office:value-type="float" office:value="21004328.33">
            <text:p>21.004.328 </text:p>
          </table:table-cell>
          <table:table-cell office:value-type="float" office:value="11479585.62">
            <text:p>11.479.586 </text:p>
          </table:table-cell>
          <table:table-cell office:value-type="float" office:value="3016876.91">
            <text:p>3.016.877 </text:p>
          </table:table-cell>
          <table:table-cell office:value-type="float" office:value="273666588.41">
            <text:p>273.666.588 </text:p>
          </table:table-cell>
          <table:table-cell office:value-type="float" office:value="125592860.23">
            <text:p>125.592.860 </text:p>
          </table:table-cell>
          <table:table-cell office:value-type="float" office:value="19671145.37">
            <text:p>19.671.145 </text:p>
          </table:table-cell>
          <table:table-cell office:value-type="float" office:value="4211568074.7">
            <text:p>4.211.568.075 </text:p>
          </table:table-cell>
          <table:table-cell office:value-type="float" office:value="5386413.85">
            <text:p>5.386.414 </text:p>
          </table:table-cell>
          <table:table-cell office:value-type="float" office:value="9911564732.17">
            <text:p>9.911.564.732 </text:p>
          </table:table-cell>
          <table:table-cell/>
        </table:table-row>
        <table:table-row table:style-name="ro1">
          <table:table-cell office:value-type="string">
            <text:p><text:s text:c="4"/>IRRF - RENDIMENTOS DO TRABALHO</text:p>
          </table:table-cell>
          <table:table-cell office:value-type="float" office:value="3679621.66">
            <text:p>3.679.622 </text:p>
          </table:table-cell>
          <table:table-cell office:value-type="float" office:value="15262355">
            <text:p>15.262.355 </text:p>
          </table:table-cell>
          <table:table-cell office:value-type="float" office:value="53133393.11">
            <text:p>53.133.393 </text:p>
          </table:table-cell>
          <table:table-cell office:value-type="float" office:value="6609319.01">
            <text:p>6.609.319 </text:p>
          </table:table-cell>
          <table:table-cell office:value-type="float" office:value="89920488.21">
            <text:p>89.920.488 </text:p>
          </table:table-cell>
          <table:table-cell office:value-type="float" office:value="53785949.96">
            <text:p>53.785.950 </text:p>
          </table:table-cell>
          <table:table-cell office:value-type="float" office:value="1359002062.89">
            <text:p>1.359.002.063 </text:p>
          </table:table-cell>
          <table:table-cell office:value-type="float" office:value="42433237.06">
            <text:p>42.433.237 </text:p>
          </table:table-cell>
          <table:table-cell office:value-type="float" office:value="41867132.11">
            <text:p>41.867.132 </text:p>
          </table:table-cell>
          <table:table-cell office:value-type="float" office:value="17413018.89">
            <text:p>17.413.019 </text:p>
          </table:table-cell>
          <table:table-cell office:value-type="float" office:value="253887603.03">
            <text:p>253.887.603 </text:p>
          </table:table-cell>
          <table:table-cell office:value-type="float" office:value="16005878.68">
            <text:p>16.005.879 </text:p>
          </table:table-cell>
          <table:table-cell office:value-type="float" office:value="20548930.93">
            <text:p>20.548.931 </text:p>
          </table:table-cell>
          <table:table-cell office:value-type="float" office:value="30224389.76">
            <text:p>30.224.390 </text:p>
          </table:table-cell>
          <table:table-cell office:value-type="float" office:value="21462710.98">
            <text:p>21.462.711 </text:p>
          </table:table-cell>
          <table:table-cell office:value-type="float" office:value="67913125.17">
            <text:p>67.913.125 </text:p>
          </table:table-cell>
          <table:table-cell office:value-type="float" office:value="9726342.39">
            <text:p>9.726.342 </text:p>
          </table:table-cell>
          <table:table-cell office:value-type="float" office:value="221524453.85">
            <text:p>221.524.454 </text:p>
          </table:table-cell>
          <table:table-cell office:value-type="float" office:value="959431290.92">
            <text:p>959.431.291 </text:p>
          </table:table-cell>
          <table:table-cell office:value-type="float" office:value="17994298.68">
            <text:p>17.994.299 </text:p>
          </table:table-cell>
          <table:table-cell office:value-type="float" office:value="10241872.74">
            <text:p>10.241.873 </text:p>
          </table:table-cell>
          <table:table-cell office:value-type="float" office:value="2881279.52">
            <text:p>2.881.280 </text:p>
          </table:table-cell>
          <table:table-cell office:value-type="float" office:value="200850689.02">
            <text:p>200.850.689 </text:p>
          </table:table-cell>
          <table:table-cell office:value-type="float" office:value="89520482.12">
            <text:p>89.520.482 </text:p>
          </table:table-cell>
          <table:table-cell office:value-type="float" office:value="15841998.12">
            <text:p>15.841.998 </text:p>
          </table:table-cell>
          <table:table-cell office:value-type="float" office:value="2373534570.61">
            <text:p>2.373.534.571 </text:p>
          </table:table-cell>
          <table:table-cell office:value-type="float" office:value="3876827.85">
            <text:p>3.876.828 </text:p>
          </table:table-cell>
          <table:table-cell office:value-type="float" office:value="5998573322.27">
            <text:p>5.998.573.322 </text:p>
          </table:table-cell>
          <table:table-cell/>
        </table:table-row>
        <table:table-row table:style-name="ro1">
          <table:table-cell office:value-type="string">
            <text:p><text:s text:c="4"/>IRRF - RENDIMENTOS DO CAPITAL</text:p>
          </table:table-cell>
          <table:table-cell office:value-type="float" office:value="380552.95">
            <text:p>380.553 </text:p>
          </table:table-cell>
          <table:table-cell office:value-type="float" office:value="1052545.52">
            <text:p>1.052.546 </text:p>
          </table:table-cell>
          <table:table-cell office:value-type="float" office:value="3051918.92">
            <text:p>3.051.919 </text:p>
          </table:table-cell>
          <table:table-cell office:value-type="float" office:value="38563.95">
            <text:p>38.564 </text:p>
          </table:table-cell>
          <table:table-cell office:value-type="float" office:value="5071084.19">
            <text:p>5.071.084 </text:p>
          </table:table-cell>
          <table:table-cell office:value-type="float" office:value="8440492.05">
            <text:p>8.440.492 </text:p>
          </table:table-cell>
          <table:table-cell office:value-type="float" office:value="239614461.12">
            <text:p>239.614.461 </text:p>
          </table:table-cell>
          <table:table-cell office:value-type="float" office:value="6668544.63">
            <text:p>6.668.545 </text:p>
          </table:table-cell>
          <table:table-cell office:value-type="float" office:value="4465020.08">
            <text:p>4.465.020 </text:p>
          </table:table-cell>
          <table:table-cell office:value-type="float" office:value="1099415.26">
            <text:p>1.099.415 </text:p>
          </table:table-cell>
          <table:table-cell office:value-type="float" office:value="37239438.01">
            <text:p>37.239.438 </text:p>
          </table:table-cell>
          <table:table-cell office:value-type="float" office:value="2530775.58">
            <text:p>2.530.776 </text:p>
          </table:table-cell>
          <table:table-cell office:value-type="float" office:value="3555405.27">
            <text:p>3.555.405 </text:p>
          </table:table-cell>
          <table:table-cell office:value-type="float" office:value="4482565.31">
            <text:p>4.482.565 </text:p>
          </table:table-cell>
          <table:table-cell office:value-type="float" office:value="649179.79">
            <text:p>649.180 </text:p>
          </table:table-cell>
          <table:table-cell office:value-type="float" office:value="4332648.99">
            <text:p>4.332.649 </text:p>
          </table:table-cell>
          <table:table-cell office:value-type="float" office:value="640491.27">
            <text:p>640.491 </text:p>
          </table:table-cell>
          <table:table-cell office:value-type="float" office:value="102237488.35">
            <text:p>102.237.488 </text:p>
          </table:table-cell>
          <table:table-cell office:value-type="float" office:value="469551317.8">
            <text:p>469.551.318 </text:p>
          </table:table-cell>
          <table:table-cell office:value-type="float" office:value="894106.91">
            <text:p>894.107 </text:p>
          </table:table-cell>
          <table:table-cell office:value-type="float" office:value="731936.87">
            <text:p>731.937 </text:p>
          </table:table-cell>
          <table:table-cell office:value-type="float" office:value="63188.96">
            <text:p>63.189 </text:p>
          </table:table-cell>
          <table:table-cell office:value-type="float" office:value="43105012.1">
            <text:p>43.105.012 </text:p>
          </table:table-cell>
          <table:table-cell office:value-type="float" office:value="22329423.35">
            <text:p>22.329.423 </text:p>
          </table:table-cell>
          <table:table-cell office:value-type="float" office:value="2415853.01">
            <text:p>2.415.853 </text:p>
          </table:table-cell>
          <table:table-cell office:value-type="float" office:value="1112677976.16">
            <text:p>1.112.677.976 </text:p>
          </table:table-cell>
          <table:table-cell office:value-type="float" office:value="1151602.4">
            <text:p>1.151.602 </text:p>
          </table:table-cell>
          <table:table-cell office:value-type="float" office:value="2078471008.8">
            <text:p>2.078.471.009 </text:p>
          </table:table-cell>
          <table:table-cell/>
        </table:table-row>
        <table:table-row table:style-name="ro1">
          <table:table-cell office:value-type="string">
            <text:p><text:s text:c="4"/>IRRF - REMESSAS P/ EXTERIOR</text:p>
          </table:table-cell>
          <table:table-cell office:value-type="float" office:value="1637.28">
            <text:p>1.637 </text:p>
          </table:table-cell>
          <table:table-cell office:value-type="float" office:value="59114.89">
            <text:p>59.115 </text:p>
          </table:table-cell>
          <table:table-cell office:value-type="float" office:value="19250292.12">
            <text:p>19.250.292 </text:p>
          </table:table-cell>
          <table:table-cell office:value-type="float" office:value="13392.24">
            <text:p>13.392 </text:p>
          </table:table-cell>
          <table:table-cell office:value-type="float" office:value="9427507.19">
            <text:p>9.427.507 </text:p>
          </table:table-cell>
          <table:table-cell office:value-type="float" office:value="1810806.48">
            <text:p>1.810.806 </text:p>
          </table:table-cell>
          <table:table-cell office:value-type="float" office:value="51706750.94">
            <text:p>51.706.751 </text:p>
          </table:table-cell>
          <table:table-cell office:value-type="float" office:value="1459567.55">
            <text:p>1.459.568 </text:p>
          </table:table-cell>
          <table:table-cell office:value-type="float" office:value="772656.15">
            <text:p>772.656 </text:p>
          </table:table-cell>
          <table:table-cell office:value-type="float" office:value="155678.11">
            <text:p>155.678 </text:p>
          </table:table-cell>
          <table:table-cell office:value-type="float" office:value="30834972.23">
            <text:p>30.834.972 </text:p>
          </table:table-cell>
          <table:table-cell office:value-type="float" office:value="462998.01">
            <text:p>462.998 </text:p>
          </table:table-cell>
          <table:table-cell office:value-type="float" office:value="269863.07">
            <text:p>269.863 </text:p>
          </table:table-cell>
          <table:table-cell office:value-type="float" office:value="161075.99">
            <text:p>161.076 </text:p>
          </table:table-cell>
          <table:table-cell office:value-type="float" office:value="60423.59">
            <text:p>60.424 </text:p>
          </table:table-cell>
          <table:table-cell office:value-type="float" office:value="1734407.66">
            <text:p>1.734.408 </text:p>
          </table:table-cell>
          <table:table-cell office:value-type="float" office:value="48307.14">
            <text:p>48.307 </text:p>
          </table:table-cell>
          <table:table-cell office:value-type="float" office:value="23817007.36">
            <text:p>23.817.007 </text:p>
          </table:table-cell>
          <table:table-cell office:value-type="float" office:value="665068677.72">
            <text:p>665.068.678 </text:p>
          </table:table-cell>
          <table:table-cell office:value-type="float" office:value="366233.43">
            <text:p>366.233 </text:p>
          </table:table-cell>
          <table:table-cell office:value-type="float" office:value="134767.6">
            <text:p>134.768 </text:p>
          </table:table-cell>
          <table:table-cell office:value-type="float" office:value="149.12">
            <text:p>149 </text:p>
          </table:table-cell>
          <table:table-cell office:value-type="float" office:value="11050547.28">
            <text:p>11.050.547 </text:p>
          </table:table-cell>
          <table:table-cell office:value-type="float" office:value="4965765.55">
            <text:p>4.965.766 </text:p>
          </table:table-cell>
          <table:table-cell office:value-type="float" office:value="131324.6">
            <text:p>131.325 </text:p>
          </table:table-cell>
          <table:table-cell office:value-type="float" office:value="469843403.2">
            <text:p>469.843.403 </text:p>
          </table:table-cell>
          <table:table-cell office:value-type="float" office:value="18557.83">
            <text:p>18.558 </text:p>
          </table:table-cell>
          <table:table-cell office:value-type="float" office:value="1293625884.33">
            <text:p>1.293.625.884 </text:p>
          </table:table-cell>
          <table:table-cell/>
        </table:table-row>
        <table:table-row table:style-name="ro1">
          <table:table-cell office:value-type="string">
            <text:p><text:s text:c="4"/>IRRF - OUTROS RENDIMENTOS</text:p>
          </table:table-cell>
          <table:table-cell office:value-type="float" office:value="193774.18">
            <text:p>193.774 </text:p>
          </table:table-cell>
          <table:table-cell office:value-type="float" office:value="847616.43">
            <text:p>847.616 </text:p>
          </table:table-cell>
          <table:table-cell office:value-type="float" office:value="4335980.67">
            <text:p>4.335.981 </text:p>
          </table:table-cell>
          <table:table-cell office:value-type="float" office:value="191408.62">
            <text:p>191.409 </text:p>
          </table:table-cell>
          <table:table-cell office:value-type="float" office:value="10085776.76">
            <text:p>10.085.777 </text:p>
          </table:table-cell>
          <table:table-cell office:value-type="float" office:value="4923161.27">
            <text:p>4.923.161 </text:p>
          </table:table-cell>
          <table:table-cell office:value-type="float" office:value="81684054.98">
            <text:p>81.684.055 </text:p>
          </table:table-cell>
          <table:table-cell office:value-type="float" office:value="5185605.24">
            <text:p>5.185.605 </text:p>
          </table:table-cell>
          <table:table-cell office:value-type="float" office:value="3572497.49">
            <text:p>3.572.497 </text:p>
          </table:table-cell>
          <table:table-cell office:value-type="float" office:value="1367610.63">
            <text:p>1.367.611 </text:p>
          </table:table-cell>
          <table:table-cell office:value-type="float" office:value="26400643.22">
            <text:p>26.400.643 </text:p>
          </table:table-cell>
          <table:table-cell office:value-type="float" office:value="1538047.42">
            <text:p>1.538.047 </text:p>
          </table:table-cell>
          <table:table-cell office:value-type="float" office:value="1773424.99">
            <text:p>1.773.425 </text:p>
          </table:table-cell>
          <table:table-cell office:value-type="float" office:value="2866155.12">
            <text:p>2.866.155 </text:p>
          </table:table-cell>
          <table:table-cell office:value-type="float" office:value="944887.67">
            <text:p>944.888 </text:p>
          </table:table-cell>
          <table:table-cell office:value-type="float" office:value="7542280.86">
            <text:p>7.542.281 </text:p>
          </table:table-cell>
          <table:table-cell office:value-type="float" office:value="643159.44">
            <text:p>643.159 </text:p>
          </table:table-cell>
          <table:table-cell office:value-type="float" office:value="21280585.49">
            <text:p>21.280.585 </text:p>
          </table:table-cell>
          <table:table-cell office:value-type="float" office:value="78753839.9">
            <text:p>78.753.840 </text:p>
          </table:table-cell>
          <table:table-cell office:value-type="float" office:value="1749689.31">
            <text:p>1.749.689 </text:p>
          </table:table-cell>
          <table:table-cell office:value-type="float" office:value="371008.41">
            <text:p>371.008 </text:p>
          </table:table-cell>
          <table:table-cell office:value-type="float" office:value="72259.31">
            <text:p>72.259 </text:p>
          </table:table-cell>
          <table:table-cell office:value-type="float" office:value="18660340.01">
            <text:p>18.660.340 </text:p>
          </table:table-cell>
          <table:table-cell office:value-type="float" office:value="8777189.21">
            <text:p>8.777.189 </text:p>
          </table:table-cell>
          <table:table-cell office:value-type="float" office:value="1281969.64">
            <text:p>1.281.970 </text:p>
          </table:table-cell>
          <table:table-cell office:value-type="float" office:value="255512124.73">
            <text:p>255.512.125 </text:p>
          </table:table-cell>
          <table:table-cell office:value-type="float" office:value="339425.77">
            <text:p>339.426 </text:p>
          </table:table-cell>
          <table:table-cell office:value-type="float" office:value="540894516.77">
            <text:p>540.894.517 </text:p>
          </table:table-cell>
          <table:table-cell/>
        </table:table-row>
        <table:table-row table:style-name="ro1">
          <table:table-cell office:value-type="string">
            <text:p>IMPOSTO S/ OPERAÇÕES FINANCEIRAS</text:p>
          </table:table-cell>
          <table:table-cell office:value-type="float" office:value="42364.1">
            <text:p>42.364 </text:p>
          </table:table-cell>
          <table:table-cell office:value-type="float" office:value="178236.26">
            <text:p>178.236 </text:p>
          </table:table-cell>
          <table:table-cell office:value-type="float" office:value="1646327.37">
            <text:p>1.646.327 </text:p>
          </table:table-cell>
          <table:table-cell office:value-type="float" office:value="11407.85">
            <text:p>11.408 </text:p>
          </table:table-cell>
          <table:table-cell office:value-type="float" office:value="2689275.6">
            <text:p>2.689.276 </text:p>
          </table:table-cell>
          <table:table-cell office:value-type="float" office:value="10701334.97">
            <text:p>10.701.335 </text:p>
          </table:table-cell>
          <table:table-cell office:value-type="float" office:value="388088616.69">
            <text:p>388.088.617 </text:p>
          </table:table-cell>
          <table:table-cell office:value-type="float" office:value="8107962.2">
            <text:p>8.107.962 </text:p>
          </table:table-cell>
          <table:table-cell office:value-type="float" office:value="2858435.89">
            <text:p>2.858.436 </text:p>
          </table:table-cell>
          <table:table-cell office:value-type="float" office:value="163644.09">
            <text:p>163.644 </text:p>
          </table:table-cell>
          <table:table-cell office:value-type="float" office:value="78161502.85">
            <text:p>78.161.503 </text:p>
          </table:table-cell>
          <table:table-cell office:value-type="float" office:value="840710.78">
            <text:p>840.711 </text:p>
          </table:table-cell>
          <table:table-cell office:value-type="float" office:value="2376863.63">
            <text:p>2.376.864 </text:p>
          </table:table-cell>
          <table:table-cell office:value-type="float" office:value="3820731.99">
            <text:p>3.820.732 </text:p>
          </table:table-cell>
          <table:table-cell office:value-type="float" office:value="291033.56">
            <text:p>291.034 </text:p>
          </table:table-cell>
          <table:table-cell office:value-type="float" office:value="8687605.55">
            <text:p>8.687.606 </text:p>
          </table:table-cell>
          <table:table-cell office:value-type="float" office:value="42289.94">
            <text:p>42.290 </text:p>
          </table:table-cell>
          <table:table-cell office:value-type="float" office:value="176344729.78">
            <text:p>176.344.730 </text:p>
          </table:table-cell>
          <table:table-cell office:value-type="float" office:value="144333453.94">
            <text:p>144.333.454 </text:p>
          </table:table-cell>
          <table:table-cell office:value-type="float" office:value="482821.48">
            <text:p>482.821 </text:p>
          </table:table-cell>
          <table:table-cell office:value-type="float" office:value="854979.81">
            <text:p>854.980 </text:p>
          </table:table-cell>
          <table:table-cell office:value-type="float" office:value="6938.84">
            <text:p>6.939 </text:p>
          </table:table-cell>
          <table:table-cell office:value-type="float" office:value="38545825.03">
            <text:p>38.545.825 </text:p>
          </table:table-cell>
          <table:table-cell office:value-type="float" office:value="6070632.69">
            <text:p>6.070.633 </text:p>
          </table:table-cell>
          <table:table-cell office:value-type="float" office:value="2118179.5">
            <text:p>2.118.180 </text:p>
          </table:table-cell>
          <table:table-cell office:value-type="float" office:value="1924501028.41">
            <text:p>1.924.501.028 </text:p>
          </table:table-cell>
          <table:table-cell office:value-type="float" office:value="117824.23">
            <text:p>117.824 </text:p>
          </table:table-cell>
          <table:table-cell office:value-type="float" office:value="2802084757.03">
            <text:p>2.802.084.757 </text:p>
          </table:table-cell>
          <table:table-cell/>
        </table:table-row>
        <table:table-row table:style-name="ro1">
          <table:table-cell office:value-type="string">
            <text:p>IMPOSTO TERRITORIAL RURAL</text:p>
          </table:table-cell>
          <table:table-cell office:value-type="float" office:value="15578.17">
            <text:p>15.578 </text:p>
          </table:table-cell>
          <table:table-cell office:value-type="float" office:value="87797.24">
            <text:p>87.797 </text:p>
          </table:table-cell>
          <table:table-cell office:value-type="float" office:value="25315.24">
            <text:p>25.315 </text:p>
          </table:table-cell>
          <table:table-cell office:value-type="float" office:value="7131.66">
            <text:p>7.132 </text:p>
          </table:table-cell>
          <table:table-cell office:value-type="float" office:value="979355.49">
            <text:p>979.355 </text:p>
          </table:table-cell>
          <table:table-cell office:value-type="float" office:value="232694.96">
            <text:p>232.695 </text:p>
          </table:table-cell>
          <table:table-cell office:value-type="float" office:value="33887.89">
            <text:p>33.888 </text:p>
          </table:table-cell>
          <table:table-cell office:value-type="float" office:value="45663.65">
            <text:p>45.664 </text:p>
          </table:table-cell>
          <table:table-cell office:value-type="float" office:value="504636.95">
            <text:p>504.637 </text:p>
          </table:table-cell>
          <table:table-cell office:value-type="float" office:value="104171">
            <text:p>104.171 </text:p>
          </table:table-cell>
          <table:table-cell office:value-type="float" office:value="1223928.47">
            <text:p>1.223.928 </text:p>
          </table:table-cell>
          <table:table-cell office:value-type="float" office:value="538139.25">
            <text:p>538.139 </text:p>
          </table:table-cell>
          <table:table-cell office:value-type="float" office:value="721370.78">
            <text:p>721.371 </text:p>
          </table:table-cell>
          <table:table-cell office:value-type="float" office:value="288773.29">
            <text:p>288.773 </text:p>
          </table:table-cell>
          <table:table-cell office:value-type="float" office:value="57301.16">
            <text:p>57.301 </text:p>
          </table:table-cell>
          <table:table-cell office:value-type="float" office:value="188702.04">
            <text:p>188.702 </text:p>
          </table:table-cell>
          <table:table-cell office:value-type="float" office:value="154750.14">
            <text:p>154.750 </text:p>
          </table:table-cell>
          <table:table-cell office:value-type="float" office:value="494040.39">
            <text:p>494.040 </text:p>
          </table:table-cell>
          <table:table-cell office:value-type="float" office:value="330774.36">
            <text:p>330.774 </text:p>
          </table:table-cell>
          <table:table-cell office:value-type="float" office:value="72712.58">
            <text:p>72.713 </text:p>
          </table:table-cell>
          <table:table-cell office:value-type="float" office:value="54172.24">
            <text:p>54.172 </text:p>
          </table:table-cell>
          <table:table-cell office:value-type="float" office:value="53218.22">
            <text:p>53.218 </text:p>
          </table:table-cell>
          <table:table-cell office:value-type="float" office:value="1256289.57">
            <text:p>1.256.290 </text:p>
          </table:table-cell>
          <table:table-cell office:value-type="float" office:value="141715.43">
            <text:p>141.715 </text:p>
          </table:table-cell>
          <table:table-cell office:value-type="float" office:value="51685.9">
            <text:p>51.686 </text:p>
          </table:table-cell>
          <table:table-cell office:value-type="float" office:value="1281262.44">
            <text:p>1.281.262 </text:p>
          </table:table-cell>
          <table:table-cell office:value-type="float" office:value="120911">
            <text:p>120.911 </text:p>
          </table:table-cell>
          <table:table-cell office:value-type="float" office:value="9065979.51">
            <text:p>9.065.980 </text:p>
          </table:table-cell>
          <table:table-cell/>
        </table:table-row>
        <table:table-row table:style-name="ro1">
          <table:table-cell office:value-type="string">
            <text:p>CPMF</text:p>
          </table:table-cell>
          <table:table-cell office:value-type="float" office:value="12202.82">
            <text:p>12.203 </text:p>
          </table:table-cell>
          <table:table-cell office:value-type="float" office:value="5.83">
            <text:p>6 </text:p>
          </table:table-cell>
          <table:table-cell office:value-type="float" office:value="23415.41">
            <text:p>23.415 </text:p>
          </table:table-cell>
          <table:table-cell office:value-type="float" office:value="2.13">
            <text:p>2 </text:p>
          </table:table-cell>
          <table:table-cell office:value-type="float" office:value="6568.46">
            <text:p>6.568 </text:p>
          </table:table-cell>
          <table:table-cell office:value-type="float" office:value="3206.27">
            <text:p>3.206 </text:p>
          </table:table-cell>
          <table:table-cell office:value-type="float" office:value="9663.63">
            <text:p>9.664 </text:p>
          </table:table-cell>
          <table:table-cell office:value-type="float" office:value="16242.72">
            <text:p>16.243 </text:p>
          </table:table-cell>
          <table:table-cell office:value-type="float" office:value="680.22">
            <text:p>680 </text:p>
          </table:table-cell>
          <table:table-cell office:value-type="float" office:value="2925.86">
            <text:p>2.926 </text:p>
          </table:table-cell>
          <table:table-cell office:value-type="float" office:value="2374562.05">
            <text:p>2.374.562 </text:p>
          </table:table-cell>
          <table:table-cell office:value-type="float" office:value="20048.5">
            <text:p>20.049 </text:p>
          </table:table-cell>
          <table:table-cell office:value-type="float" office:value="-6246.26">
            <text:p><text:s/>(6.246)</text:p>
          </table:table-cell>
          <table:table-cell office:value-type="float" office:value="119971.42">
            <text:p>119.971 </text:p>
          </table:table-cell>
          <table:table-cell office:value-type="float" office:value="94.71">
            <text:p>95 </text:p>
          </table:table-cell>
          <table:table-cell office:value-type="float" office:value="8241.89">
            <text:p>8.242 </text:p>
          </table:table-cell>
          <table:table-cell office:value-type="float" office:value="969.97">
            <text:p>970 </text:p>
          </table:table-cell>
          <table:table-cell office:value-type="float" office:value="8937.18">
            <text:p>8.937 </text:p>
          </table:table-cell>
          <table:table-cell office:value-type="float" office:value="133830.86">
            <text:p>133.831 </text:p>
          </table:table-cell>
          <table:table-cell office:value-type="float" office:value="34.47">
            <text:p>34 </text:p>
          </table:table-cell>
          <table:table-cell office:value-type="float" office:value="36.63">
            <text:p>37 </text:p>
          </table:table-cell>
          <table:table-cell office:value-type="float" office:value="3.97">
            <text:p>4 </text:p>
          </table:table-cell>
          <table:table-cell office:value-type="float" office:value="2552.56">
            <text:p>2.553 </text:p>
          </table:table-cell>
          <table:table-cell office:value-type="float" office:value="45315.67">
            <text:p>45.316 </text:p>
          </table:table-cell>
          <table:table-cell office:value-type="float" office:value="7.14">
            <text:p>7 </text:p>
          </table:table-cell>
          <table:table-cell office:value-type="float" office:value="2539307.87">
            <text:p>2.539.308 </text:p>
          </table:table-cell>
          <table:table-cell office:value-type="float" office:value="24.48">
            <text:p>24 </text:p>
          </table:table-cell>
          <table:table-cell office:value-type="float" office:value="5322606.46">
            <text:p>5.322.606 </text:p>
          </table:table-cell>
          <table:table-cell/>
        </table:table-row>
        <table:table-row table:style-name="ro1">
          <table:table-cell office:value-type="string">
            <text:p>COFINS</text:p>
          </table:table-cell>
          <table:table-cell office:value-type="float" office:value="5611263.88">
            <text:p>5.611.264 </text:p>
          </table:table-cell>
          <table:table-cell office:value-type="float" office:value="21815585.32">
            <text:p>21.815.585 </text:p>
          </table:table-cell>
          <table:table-cell office:value-type="float" office:value="275599897.88">
            <text:p>275.599.898 </text:p>
          </table:table-cell>
          <table:table-cell office:value-type="float" office:value="3603570.43">
            <text:p>3.603.570 </text:p>
          </table:table-cell>
          <table:table-cell office:value-type="float" office:value="307173401.3">
            <text:p>307.173.401 </text:p>
          </table:table-cell>
          <table:table-cell office:value-type="float" office:value="169976205.17">
            <text:p>169.976.205 </text:p>
          </table:table-cell>
          <table:table-cell office:value-type="float" office:value="583341721.87">
            <text:p>583.341.722 </text:p>
          </table:table-cell>
          <table:table-cell office:value-type="float" office:value="309256201.78">
            <text:p>309.256.202 </text:p>
          </table:table-cell>
          <table:table-cell office:value-type="float" office:value="170971143.97">
            <text:p>170.971.144 </text:p>
          </table:table-cell>
          <table:table-cell office:value-type="float" office:value="132583912.95">
            <text:p>132.583.913 </text:p>
          </table:table-cell>
          <table:table-cell office:value-type="float" office:value="684393594.04">
            <text:p>684.393.594 </text:p>
          </table:table-cell>
          <table:table-cell office:value-type="float" office:value="43799077.68">
            <text:p>43.799.078 </text:p>
          </table:table-cell>
          <table:table-cell office:value-type="float" office:value="70489339.38">
            <text:p>70.489.339 </text:p>
          </table:table-cell>
          <table:table-cell office:value-type="float" office:value="81624881.75">
            <text:p>81.624.882 </text:p>
          </table:table-cell>
          <table:table-cell office:value-type="float" office:value="40376901.61">
            <text:p>40.376.902 </text:p>
          </table:table-cell>
          <table:table-cell office:value-type="float" office:value="256072268.5">
            <text:p>256.072.269 </text:p>
          </table:table-cell>
          <table:table-cell office:value-type="float" office:value="25167942.6">
            <text:p>25.167.943 </text:p>
          </table:table-cell>
          <table:table-cell office:value-type="float" office:value="762736395.73">
            <text:p>762.736.396 </text:p>
          </table:table-cell>
          <table:table-cell office:value-type="float" office:value="2164174106.18">
            <text:p>2.164.174.106 </text:p>
          </table:table-cell>
          <table:table-cell office:value-type="float" office:value="46153489.7">
            <text:p>46.153.490 </text:p>
          </table:table-cell>
          <table:table-cell office:value-type="float" office:value="16750081.78">
            <text:p>16.750.082 </text:p>
          </table:table-cell>
          <table:table-cell office:value-type="float" office:value="4094890.53">
            <text:p>4.094.891 </text:p>
          </table:table-cell>
          <table:table-cell office:value-type="float" office:value="650293460.61">
            <text:p>650.293.461 </text:p>
          </table:table-cell>
          <table:table-cell office:value-type="float" office:value="538624610.67">
            <text:p>538.624.611 </text:p>
          </table:table-cell>
          <table:table-cell office:value-type="float" office:value="31515103.15">
            <text:p>31.515.103 </text:p>
          </table:table-cell>
          <table:table-cell office:value-type="float" office:value="5269107643.17">
            <text:p>5.269.107.643 </text:p>
          </table:table-cell>
          <table:table-cell office:value-type="float" office:value="11982612.19">
            <text:p>11.982.612 </text:p>
          </table:table-cell>
          <table:table-cell office:value-type="float" office:value="12677289303.82">
            <text:p>12.677.289.304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091.21">
            <text:p>1.091 </text:p>
          </table:table-cell>
          <table:table-cell office:value-type="float" office:value="80615.75">
            <text:p>80.616 </text:p>
          </table:table-cell>
          <table:table-cell office:value-type="float" office:value="72983.66">
            <text:p>72.984 </text:p>
          </table:table-cell>
          <table:table-cell office:value-type="float" office:value="5437.38">
            <text:p>5.437 </text:p>
          </table:table-cell>
          <table:table-cell office:value-type="float" office:value="6730820.12">
            <text:p>6.730.820 </text:p>
          </table:table-cell>
          <table:table-cell office:value-type="float" office:value="13365848.98">
            <text:p>13.365.849 </text:p>
          </table:table-cell>
          <table:table-cell office:value-type="float" office:value="287173963.22">
            <text:p>287.173.963 </text:p>
          </table:table-cell>
          <table:table-cell office:value-type="float" office:value="3823066.12">
            <text:p>3.823.066 </text:p>
          </table:table-cell>
          <table:table-cell office:value-type="float" office:value="477388.56">
            <text:p>477.389 </text:p>
          </table:table-cell>
          <table:table-cell office:value-type="float" office:value="46562.64">
            <text:p>46.563 </text:p>
          </table:table-cell>
          <table:table-cell office:value-type="float" office:value="5924219">
            <text:p>5.924.219 </text:p>
          </table:table-cell>
          <table:table-cell office:value-type="float" office:value="55627.92">
            <text:p>55.628 </text:p>
          </table:table-cell>
          <table:table-cell office:value-type="float" office:value="127376.85">
            <text:p>127.377 </text:p>
          </table:table-cell>
          <table:table-cell office:value-type="float" office:value="5471562.52">
            <text:p>5.471.563 </text:p>
          </table:table-cell>
          <table:table-cell office:value-type="float" office:value="34975.94">
            <text:p>34.976 </text:p>
          </table:table-cell>
          <table:table-cell office:value-type="float" office:value="9372709.56">
            <text:p>9.372.710 </text:p>
          </table:table-cell>
          <table:table-cell office:value-type="float" office:value="28530.17">
            <text:p>28.530 </text:p>
          </table:table-cell>
          <table:table-cell office:value-type="float" office:value="37904827.55">
            <text:p>37.904.828 </text:p>
          </table:table-cell>
          <table:table-cell office:value-type="float" office:value="57231775.37">
            <text:p>57.231.775 </text:p>
          </table:table-cell>
          <table:table-cell office:value-type="float" office:value="112564.37">
            <text:p>112.564 </text:p>
          </table:table-cell>
          <table:table-cell office:value-type="float" office:value="14076.34">
            <text:p>14.076 </text:p>
          </table:table-cell>
          <table:table-cell office:value-type="float" office:value="86.41">
            <text:p>86 </text:p>
          </table:table-cell>
          <table:table-cell office:value-type="float" office:value="20541048.05">
            <text:p>20.541.048 </text:p>
          </table:table-cell>
          <table:table-cell office:value-type="float" office:value="1104735.38">
            <text:p>1.104.735 </text:p>
          </table:table-cell>
          <table:table-cell office:value-type="float" office:value="1344570.88">
            <text:p>1.344.571 </text:p>
          </table:table-cell>
          <table:table-cell office:value-type="float" office:value="405087196.74">
            <text:p>405.087.197 </text:p>
          </table:table-cell>
          <table:table-cell office:value-type="float" office:value="13559.93">
            <text:p>13.560 </text:p>
          </table:table-cell>
          <table:table-cell office:value-type="float" office:value="856147220.62">
            <text:p>856.147.221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5610172.67">
            <text:p>5.610.173 </text:p>
          </table:table-cell>
          <table:table-cell office:value-type="float" office:value="21734969.57">
            <text:p>21.734.970 </text:p>
          </table:table-cell>
          <table:table-cell office:value-type="float" office:value="275526914.22">
            <text:p>275.526.914 </text:p>
          </table:table-cell>
          <table:table-cell office:value-type="float" office:value="3598133.05">
            <text:p>3.598.133 </text:p>
          </table:table-cell>
          <table:table-cell office:value-type="float" office:value="300442581.18">
            <text:p>300.442.581 </text:p>
          </table:table-cell>
          <table:table-cell office:value-type="float" office:value="156610356.19">
            <text:p>156.610.356 </text:p>
          </table:table-cell>
          <table:table-cell office:value-type="float" office:value="296167758.65">
            <text:p>296.167.759 </text:p>
          </table:table-cell>
          <table:table-cell office:value-type="float" office:value="305433135.66">
            <text:p>305.433.136 </text:p>
          </table:table-cell>
          <table:table-cell office:value-type="float" office:value="170493755.41">
            <text:p>170.493.755 </text:p>
          </table:table-cell>
          <table:table-cell office:value-type="float" office:value="132537350.31">
            <text:p>132.537.350 </text:p>
          </table:table-cell>
          <table:table-cell office:value-type="float" office:value="678469375.04">
            <text:p>678.469.375 </text:p>
          </table:table-cell>
          <table:table-cell office:value-type="float" office:value="43743449.76">
            <text:p>43.743.450 </text:p>
          </table:table-cell>
          <table:table-cell office:value-type="float" office:value="70361962.53">
            <text:p>70.361.963 </text:p>
          </table:table-cell>
          <table:table-cell office:value-type="float" office:value="76153319.23">
            <text:p>76.153.319 </text:p>
          </table:table-cell>
          <table:table-cell office:value-type="float" office:value="40341925.67">
            <text:p>40.341.926 </text:p>
          </table:table-cell>
          <table:table-cell office:value-type="float" office:value="246699558.94">
            <text:p>246.699.559 </text:p>
          </table:table-cell>
          <table:table-cell office:value-type="float" office:value="25139412.43">
            <text:p>25.139.412 </text:p>
          </table:table-cell>
          <table:table-cell office:value-type="float" office:value="724831568.18">
            <text:p>724.831.568 </text:p>
          </table:table-cell>
          <table:table-cell office:value-type="float" office:value="2106942330.81">
            <text:p>2.106.942.331 </text:p>
          </table:table-cell>
          <table:table-cell office:value-type="float" office:value="46040925.33">
            <text:p>46.040.925 </text:p>
          </table:table-cell>
          <table:table-cell office:value-type="float" office:value="16736005.44">
            <text:p>16.736.005 </text:p>
          </table:table-cell>
          <table:table-cell office:value-type="float" office:value="4094804.12">
            <text:p>4.094.804 </text:p>
          </table:table-cell>
          <table:table-cell office:value-type="float" office:value="629752412.56">
            <text:p>629.752.413 </text:p>
          </table:table-cell>
          <table:table-cell office:value-type="float" office:value="537519875.29">
            <text:p>537.519.875 </text:p>
          </table:table-cell>
          <table:table-cell office:value-type="float" office:value="30170532.27">
            <text:p>30.170.532 </text:p>
          </table:table-cell>
          <table:table-cell office:value-type="float" office:value="4864020446.43">
            <text:p>4.864.020.446 </text:p>
          </table:table-cell>
          <table:table-cell office:value-type="float" office:value="11969052.26">
            <text:p>11.969.052 </text:p>
          </table:table-cell>
          <table:table-cell office:value-type="float" office:value="11821142083.2">
            <text:p>11.821.142.083 </text:p>
          </table:table-cell>
          <table:table-cell/>
        </table:table-row>
        <table:table-row table:style-name="ro1">
          <table:table-cell office:value-type="string">
            <text:p>CONTRIBUIÇÃO PARA O PIS/PASEP</text:p>
          </table:table-cell>
          <table:table-cell office:value-type="float" office:value="2109736.33">
            <text:p>2.109.736 </text:p>
          </table:table-cell>
          <table:table-cell office:value-type="float" office:value="9639772.59">
            <text:p>9.639.773 </text:p>
          </table:table-cell>
          <table:table-cell office:value-type="float" office:value="67985922.76">
            <text:p>67.985.923 </text:p>
          </table:table-cell>
          <table:table-cell office:value-type="float" office:value="1968141.64">
            <text:p>1.968.142 </text:p>
          </table:table-cell>
          <table:table-cell office:value-type="float" office:value="84410309.89">
            <text:p>84.410.310 </text:p>
          </table:table-cell>
          <table:table-cell office:value-type="float" office:value="52539552.86">
            <text:p>52.539.553 </text:p>
          </table:table-cell>
          <table:table-cell office:value-type="float" office:value="214321186.44">
            <text:p>214.321.186 </text:p>
          </table:table-cell>
          <table:table-cell office:value-type="float" office:value="71281623.71">
            <text:p>71.281.624 </text:p>
          </table:table-cell>
          <table:table-cell office:value-type="float" office:value="99602011.21">
            <text:p>99.602.011 </text:p>
          </table:table-cell>
          <table:table-cell office:value-type="float" office:value="36107012.64">
            <text:p>36.107.013 </text:p>
          </table:table-cell>
          <table:table-cell office:value-type="float" office:value="198822491.33">
            <text:p>198.822.491 </text:p>
          </table:table-cell>
          <table:table-cell office:value-type="float" office:value="14313054.94">
            <text:p>14.313.055 </text:p>
          </table:table-cell>
          <table:table-cell office:value-type="float" office:value="24089808.84">
            <text:p>24.089.809 </text:p>
          </table:table-cell>
          <table:table-cell office:value-type="float" office:value="25774479.74">
            <text:p>25.774.480 </text:p>
          </table:table-cell>
          <table:table-cell office:value-type="float" office:value="17936976.61">
            <text:p>17.936.977 </text:p>
          </table:table-cell>
          <table:table-cell office:value-type="float" office:value="69837861.42">
            <text:p>69.837.861 </text:p>
          </table:table-cell>
          <table:table-cell office:value-type="float" office:value="8890279.31">
            <text:p>8.890.279 </text:p>
          </table:table-cell>
          <table:table-cell office:value-type="float" office:value="191116919.72">
            <text:p>191.116.920 </text:p>
          </table:table-cell>
          <table:table-cell office:value-type="float" office:value="523410204.94">
            <text:p>523.410.205 </text:p>
          </table:table-cell>
          <table:table-cell office:value-type="float" office:value="15405272.44">
            <text:p>15.405.272 </text:p>
          </table:table-cell>
          <table:table-cell office:value-type="float" office:value="7827763.33">
            <text:p>7.827.763 </text:p>
          </table:table-cell>
          <table:table-cell office:value-type="float" office:value="1771765.11">
            <text:p>1.771.765 </text:p>
          </table:table-cell>
          <table:table-cell office:value-type="float" office:value="174582782.34">
            <text:p>174.582.782 </text:p>
          </table:table-cell>
          <table:table-cell office:value-type="float" office:value="137290644.78">
            <text:p>137.290.645 </text:p>
          </table:table-cell>
          <table:table-cell office:value-type="float" office:value="9975323.88">
            <text:p>9.975.324 </text:p>
          </table:table-cell>
          <table:table-cell office:value-type="float" office:value="1329633470.31">
            <text:p>1.329.633.470 </text:p>
          </table:table-cell>
          <table:table-cell office:value-type="float" office:value="4145028.68">
            <text:p>4.145.029 </text:p>
          </table:table-cell>
          <table:table-cell office:value-type="float" office:value="3394789397.79">
            <text:p>3.394.789.398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206.56">
            <text:p>207 </text:p>
          </table:table-cell>
          <table:table-cell office:value-type="float" office:value="13576.83">
            <text:p>13.577 </text:p>
          </table:table-cell>
          <table:table-cell office:value-type="float" office:value="11895.02">
            <text:p>11.895 </text:p>
          </table:table-cell>
          <table:table-cell office:value-type="float" office:value="1077.01">
            <text:p>1.077 </text:p>
          </table:table-cell>
          <table:table-cell office:value-type="float" office:value="1097281.94">
            <text:p>1.097.282 </text:p>
          </table:table-cell>
          <table:table-cell office:value-type="float" office:value="2168672.31">
            <text:p>2.168.672 </text:p>
          </table:table-cell>
          <table:table-cell office:value-type="float" office:value="46597517.73">
            <text:p>46.597.518 </text:p>
          </table:table-cell>
          <table:table-cell office:value-type="float" office:value="245126.93">
            <text:p>245.127 </text:p>
          </table:table-cell>
          <table:table-cell office:value-type="float" office:value="76504.56">
            <text:p>76.505 </text:p>
          </table:table-cell>
          <table:table-cell office:value-type="float" office:value="7558.11">
            <text:p>7.558 </text:p>
          </table:table-cell>
          <table:table-cell office:value-type="float" office:value="1595680.49">
            <text:p>1.595.680 </text:p>
          </table:table-cell>
          <table:table-cell office:value-type="float" office:value="9008.34">
            <text:p>9.008 </text:p>
          </table:table-cell>
          <table:table-cell office:value-type="float" office:value="24282.99">
            <text:p>24.283 </text:p>
          </table:table-cell>
          <table:table-cell office:value-type="float" office:value="891902">
            <text:p>891.902 </text:p>
          </table:table-cell>
          <table:table-cell office:value-type="float" office:value="5931.7">
            <text:p>5.932 </text:p>
          </table:table-cell>
          <table:table-cell office:value-type="float" office:value="1521430.38">
            <text:p>1.521.430 </text:p>
          </table:table-cell>
          <table:table-cell office:value-type="float" office:value="4784.72">
            <text:p>4.785 </text:p>
          </table:table-cell>
          <table:table-cell office:value-type="float" office:value="6161096.51">
            <text:p>6.161.097 </text:p>
          </table:table-cell>
          <table:table-cell office:value-type="float" office:value="11695366.27">
            <text:p>11.695.366 </text:p>
          </table:table-cell>
          <table:table-cell office:value-type="float" office:value="18679.64">
            <text:p>18.680 </text:p>
          </table:table-cell>
          <table:table-cell office:value-type="float" office:value="2219.48">
            <text:p>2.219 </text:p>
          </table:table-cell>
          <table:table-cell office:value-type="float" office:value="14.04">
            <text:p>14 </text:p>
          </table:table-cell>
          <table:table-cell office:value-type="float" office:value="3337958.84">
            <text:p>3.337.959 </text:p>
          </table:table-cell>
          <table:table-cell office:value-type="float" office:value="193638.97">
            <text:p>193.639 </text:p>
          </table:table-cell>
          <table:table-cell office:value-type="float" office:value="57255.21">
            <text:p>57.255 </text:p>
          </table:table-cell>
          <table:table-cell office:value-type="float" office:value="68978090.73">
            <text:p>68.978.091 </text:p>
          </table:table-cell>
          <table:table-cell office:value-type="float" office:value="2640.27">
            <text:p>2.640 </text:p>
          </table:table-cell>
          <table:table-cell office:value-type="float" office:value="144719397.58">
            <text:p>144.719.398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2109529.77">
            <text:p>2.109.530 </text:p>
          </table:table-cell>
          <table:table-cell office:value-type="float" office:value="9626195.76">
            <text:p>9.626.196 </text:p>
          </table:table-cell>
          <table:table-cell office:value-type="float" office:value="67974027.74">
            <text:p>67.974.028 </text:p>
          </table:table-cell>
          <table:table-cell office:value-type="float" office:value="1967064.63">
            <text:p>1.967.065 </text:p>
          </table:table-cell>
          <table:table-cell office:value-type="float" office:value="83313027.95">
            <text:p>83.313.028 </text:p>
          </table:table-cell>
          <table:table-cell office:value-type="float" office:value="50370880.55">
            <text:p>50.370.881 </text:p>
          </table:table-cell>
          <table:table-cell office:value-type="float" office:value="167723668.71">
            <text:p>167.723.669 </text:p>
          </table:table-cell>
          <table:table-cell office:value-type="float" office:value="71036496.78">
            <text:p>71.036.497 </text:p>
          </table:table-cell>
          <table:table-cell office:value-type="float" office:value="99525506.65">
            <text:p>99.525.507 </text:p>
          </table:table-cell>
          <table:table-cell office:value-type="float" office:value="36099454.53">
            <text:p>36.099.455 </text:p>
          </table:table-cell>
          <table:table-cell office:value-type="float" office:value="197226810.84">
            <text:p>197.226.811 </text:p>
          </table:table-cell>
          <table:table-cell office:value-type="float" office:value="14304046.6">
            <text:p>14.304.047 </text:p>
          </table:table-cell>
          <table:table-cell office:value-type="float" office:value="24065525.85">
            <text:p>24.065.526 </text:p>
          </table:table-cell>
          <table:table-cell office:value-type="float" office:value="24882577.74">
            <text:p>24.882.578 </text:p>
          </table:table-cell>
          <table:table-cell office:value-type="float" office:value="17931044.91">
            <text:p>17.931.045 </text:p>
          </table:table-cell>
          <table:table-cell office:value-type="float" office:value="68316431.04">
            <text:p>68.316.431 </text:p>
          </table:table-cell>
          <table:table-cell office:value-type="float" office:value="8885494.59">
            <text:p>8.885.495 </text:p>
          </table:table-cell>
          <table:table-cell office:value-type="float" office:value="184955823.21">
            <text:p>184.955.823 </text:p>
          </table:table-cell>
          <table:table-cell office:value-type="float" office:value="511714838.67">
            <text:p>511.714.839 </text:p>
          </table:table-cell>
          <table:table-cell office:value-type="float" office:value="15386592.8">
            <text:p>15.386.593 </text:p>
          </table:table-cell>
          <table:table-cell office:value-type="float" office:value="7825543.85">
            <text:p>7.825.544 </text:p>
          </table:table-cell>
          <table:table-cell office:value-type="float" office:value="1771751.07">
            <text:p>1.771.751 </text:p>
          </table:table-cell>
          <table:table-cell office:value-type="float" office:value="171244823.5">
            <text:p>171.244.824 </text:p>
          </table:table-cell>
          <table:table-cell office:value-type="float" office:value="137097005.81">
            <text:p>137.097.006 </text:p>
          </table:table-cell>
          <table:table-cell office:value-type="float" office:value="9918068.67">
            <text:p>9.918.069 </text:p>
          </table:table-cell>
          <table:table-cell office:value-type="float" office:value="1260655379.58">
            <text:p>1.260.655.380 </text:p>
          </table:table-cell>
          <table:table-cell office:value-type="float" office:value="4142388.41">
            <text:p>4.142.388 </text:p>
          </table:table-cell>
          <table:table-cell office:value-type="float" office:value="3250070000.21">
            <text:p>3.250.070.000 </text:p>
          </table:table-cell>
          <table:table-cell/>
        </table:table-row>
        <table:table-row table:style-name="ro1">
          <table:table-cell office:value-type="string">
            <text:p>CSLL</text:p>
          </table:table-cell>
          <table:table-cell office:value-type="float" office:value="3759269.73">
            <text:p>3.759.270 </text:p>
          </table:table-cell>
          <table:table-cell office:value-type="float" office:value="19536654.34">
            <text:p>19.536.654 </text:p>
          </table:table-cell>
          <table:table-cell office:value-type="float" office:value="83614316.47">
            <text:p>83.614.316 </text:p>
          </table:table-cell>
          <table:table-cell office:value-type="float" office:value="2254487.6">
            <text:p>2.254.488 </text:p>
          </table:table-cell>
          <table:table-cell office:value-type="float" office:value="124955436.61">
            <text:p>124.955.437 </text:p>
          </table:table-cell>
          <table:table-cell office:value-type="float" office:value="75037027.65">
            <text:p>75.037.028 </text:p>
          </table:table-cell>
          <table:table-cell office:value-type="float" office:value="282658025.26">
            <text:p>282.658.025 </text:p>
          </table:table-cell>
          <table:table-cell office:value-type="float" office:value="92033609.07">
            <text:p>92.033.609 </text:p>
          </table:table-cell>
          <table:table-cell office:value-type="float" office:value="74830451.25">
            <text:p>74.830.451 </text:p>
          </table:table-cell>
          <table:table-cell office:value-type="float" office:value="20354156.3">
            <text:p>20.354.156 </text:p>
          </table:table-cell>
          <table:table-cell office:value-type="float" office:value="340365352.39">
            <text:p>340.365.352 </text:p>
          </table:table-cell>
          <table:table-cell office:value-type="float" office:value="27156599.33">
            <text:p>27.156.599 </text:p>
          </table:table-cell>
          <table:table-cell office:value-type="float" office:value="41227118.7">
            <text:p>41.227.119 </text:p>
          </table:table-cell>
          <table:table-cell office:value-type="float" office:value="34417226.58">
            <text:p>34.417.227 </text:p>
          </table:table-cell>
          <table:table-cell office:value-type="float" office:value="18781804.74">
            <text:p>18.781.805 </text:p>
          </table:table-cell>
          <table:table-cell office:value-type="float" office:value="88857803.6">
            <text:p>88.857.804 </text:p>
          </table:table-cell>
          <table:table-cell office:value-type="float" office:value="13974960.97">
            <text:p>13.974.961 </text:p>
          </table:table-cell>
          <table:table-cell office:value-type="float" office:value="318996140.82">
            <text:p>318.996.141 </text:p>
          </table:table-cell>
          <table:table-cell office:value-type="float" office:value="752160016.46">
            <text:p>752.160.016 </text:p>
          </table:table-cell>
          <table:table-cell office:value-type="float" office:value="25746375.6">
            <text:p>25.746.376 </text:p>
          </table:table-cell>
          <table:table-cell office:value-type="float" office:value="12437762.32">
            <text:p>12.437.762 </text:p>
          </table:table-cell>
          <table:table-cell office:value-type="float" office:value="3473852.36">
            <text:p>3.473.852 </text:p>
          </table:table-cell>
          <table:table-cell office:value-type="float" office:value="263697534.3">
            <text:p>263.697.534 </text:p>
          </table:table-cell>
          <table:table-cell office:value-type="float" office:value="172780582.29">
            <text:p>172.780.582 </text:p>
          </table:table-cell>
          <table:table-cell office:value-type="float" office:value="16565861.1">
            <text:p>16.565.861 </text:p>
          </table:table-cell>
          <table:table-cell office:value-type="float" office:value="2320720810.87">
            <text:p>2.320.720.811 </text:p>
          </table:table-cell>
          <table:table-cell office:value-type="float" office:value="7736589.42">
            <text:p>7.736.589 </text:p>
          </table:table-cell>
          <table:table-cell office:value-type="float" office:value="5238129826.13">
            <text:p>5.238.129.826 </text:p>
          </table:table-cell>
          <table:table-cell/>
        </table:table-row>
        <table:table-row table:style-name="ro1">
          <table:table-cell office:value-type="string">
            <text:p><text:s text:c="2"/>FINANCEIRAS</text:p>
          </table:table-cell>
          <table:table-cell office:value-type="float" office:value="18951.9">
            <text:p>18.952 </text:p>
          </table:table-cell>
          <table:table-cell office:value-type="float" office:value="50364.27">
            <text:p>50.364 </text:p>
          </table:table-cell>
          <table:table-cell office:value-type="float" office:value="100341.44">
            <text:p>100.341 </text:p>
          </table:table-cell>
          <table:table-cell office:value-type="float" office:value="217.28">
            <text:p>217 </text:p>
          </table:table-cell>
          <table:table-cell office:value-type="float" office:value="5096706.85">
            <text:p>5.096.707 </text:p>
          </table:table-cell>
          <table:table-cell office:value-type="float" office:value="4898743.84">
            <text:p>4.898.744 </text:p>
          </table:table-cell>
          <table:table-cell office:value-type="float" office:value="125704473.66">
            <text:p>125.704.474 </text:p>
          </table:table-cell>
          <table:table-cell office:value-type="float" office:value="1727422.54">
            <text:p>1.727.423 </text:p>
          </table:table-cell>
          <table:table-cell office:value-type="float" office:value="102972.02">
            <text:p>102.972 </text:p>
          </table:table-cell>
          <table:table-cell office:value-type="float" office:value="38531.85">
            <text:p>38.532 </text:p>
          </table:table-cell>
          <table:table-cell office:value-type="float" office:value="4851584.8">
            <text:p>4.851.585 </text:p>
          </table:table-cell>
          <table:table-cell office:value-type="float" office:value="165612.31">
            <text:p>165.612 </text:p>
          </table:table-cell>
          <table:table-cell office:value-type="float" office:value="566982.92">
            <text:p>566.983 </text:p>
          </table:table-cell>
          <table:table-cell office:value-type="float" office:value="3813917.18">
            <text:p>3.813.917 </text:p>
          </table:table-cell>
          <table:table-cell office:value-type="float" office:value="11620.2">
            <text:p>11.620 </text:p>
          </table:table-cell>
          <table:table-cell office:value-type="float" office:value="1505368.65">
            <text:p>1.505.369 </text:p>
          </table:table-cell>
          <table:table-cell office:value-type="float" office:value="1321.14">
            <text:p>1.321 </text:p>
          </table:table-cell>
          <table:table-cell office:value-type="float" office:value="51576804.03">
            <text:p>51.576.804 </text:p>
          </table:table-cell>
          <table:table-cell office:value-type="float" office:value="56713249.92">
            <text:p>56.713.250 </text:p>
          </table:table-cell>
          <table:table-cell office:value-type="float" office:value="120087.87">
            <text:p>120.088 </text:p>
          </table:table-cell>
          <table:table-cell office:value-type="float" office:value="9749.72">
            <text:p>9.750 </text:p>
          </table:table-cell>
          <table:table-cell office:value-type="float" office:value="0">
            <text:p><text:s/>- </text:p>
          </table:table-cell>
          <table:table-cell office:value-type="float" office:value="10937112.57">
            <text:p>10.937.113 </text:p>
          </table:table-cell>
          <table:table-cell office:value-type="float" office:value="352939.93">
            <text:p>352.940 </text:p>
          </table:table-cell>
          <table:table-cell office:value-type="float" office:value="2135773.66">
            <text:p>2.135.774 </text:p>
          </table:table-cell>
          <table:table-cell office:value-type="float" office:value="327998220.33">
            <text:p>327.998.220 </text:p>
          </table:table-cell>
          <table:table-cell office:value-type="float" office:value="21899.74">
            <text:p>21.900 </text:p>
          </table:table-cell>
          <table:table-cell office:value-type="float" office:value="598520970.62">
            <text:p>598.520.971 </text:p>
          </table:table-cell>
          <table:table-cell/>
        </table:table-row>
        <table:table-row table:style-name="ro1">
          <table:table-cell office:value-type="string">
            <text:p><text:s text:c="2"/>DEMAIS</text:p>
          </table:table-cell>
          <table:table-cell office:value-type="float" office:value="3740317.83">
            <text:p>3.740.318 </text:p>
          </table:table-cell>
          <table:table-cell office:value-type="float" office:value="19486290.07">
            <text:p>19.486.290 </text:p>
          </table:table-cell>
          <table:table-cell office:value-type="float" office:value="83513975.03">
            <text:p>83.513.975 </text:p>
          </table:table-cell>
          <table:table-cell office:value-type="float" office:value="2254270.32">
            <text:p>2.254.270 </text:p>
          </table:table-cell>
          <table:table-cell office:value-type="float" office:value="119858729.76">
            <text:p>119.858.730 </text:p>
          </table:table-cell>
          <table:table-cell office:value-type="float" office:value="70138283.81">
            <text:p>70.138.284 </text:p>
          </table:table-cell>
          <table:table-cell office:value-type="float" office:value="156953551.6">
            <text:p>156.953.552 </text:p>
          </table:table-cell>
          <table:table-cell office:value-type="float" office:value="90306186.53">
            <text:p>90.306.187 </text:p>
          </table:table-cell>
          <table:table-cell office:value-type="float" office:value="74727479.23">
            <text:p>74.727.479 </text:p>
          </table:table-cell>
          <table:table-cell office:value-type="float" office:value="20315624.45">
            <text:p>20.315.624 </text:p>
          </table:table-cell>
          <table:table-cell office:value-type="float" office:value="335513767.59">
            <text:p>335.513.768 </text:p>
          </table:table-cell>
          <table:table-cell office:value-type="float" office:value="26990987.02">
            <text:p>26.990.987 </text:p>
          </table:table-cell>
          <table:table-cell office:value-type="float" office:value="40660135.78">
            <text:p>40.660.136 </text:p>
          </table:table-cell>
          <table:table-cell office:value-type="float" office:value="30603309.4">
            <text:p>30.603.309 </text:p>
          </table:table-cell>
          <table:table-cell office:value-type="float" office:value="18770184.54">
            <text:p>18.770.185 </text:p>
          </table:table-cell>
          <table:table-cell office:value-type="float" office:value="87352434.95">
            <text:p>87.352.435 </text:p>
          </table:table-cell>
          <table:table-cell office:value-type="float" office:value="13973639.83">
            <text:p>13.973.640 </text:p>
          </table:table-cell>
          <table:table-cell office:value-type="float" office:value="267419336.79">
            <text:p>267.419.337 </text:p>
          </table:table-cell>
          <table:table-cell office:value-type="float" office:value="695446766.54">
            <text:p>695.446.767 </text:p>
          </table:table-cell>
          <table:table-cell office:value-type="float" office:value="25626287.73">
            <text:p>25.626.288 </text:p>
          </table:table-cell>
          <table:table-cell office:value-type="float" office:value="12428012.6">
            <text:p>12.428.013 </text:p>
          </table:table-cell>
          <table:table-cell office:value-type="float" office:value="3473852.36">
            <text:p>3.473.852 </text:p>
          </table:table-cell>
          <table:table-cell office:value-type="float" office:value="252760421.73">
            <text:p>252.760.422 </text:p>
          </table:table-cell>
          <table:table-cell office:value-type="float" office:value="172427642.36">
            <text:p>172.427.642 </text:p>
          </table:table-cell>
          <table:table-cell office:value-type="float" office:value="14430087.44">
            <text:p>14.430.087 </text:p>
          </table:table-cell>
          <table:table-cell office:value-type="float" office:value="1992722590.54">
            <text:p>1.992.722.591 </text:p>
          </table:table-cell>
          <table:table-cell office:value-type="float" office:value="7714689.68">
            <text:p>7.714.690 </text:p>
          </table:table-cell>
          <table:table-cell office:value-type="float" office:value="4639608855.51">
            <text:p>4.639.608.856 </text:p>
          </table:table-cell>
          <table:table-cell/>
        </table:table-row>
        <table:table-row table:style-name="ro1">
          <table:table-cell office:value-type="string">
            <text:p>CIDE-COMBUSTÍVEIS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8450263.15">
            <text:p>8.450.263 </text:p>
          </table:table-cell>
          <table:table-cell office:value-type="float" office:value="2835.27">
            <text:p>2.835 </text:p>
          </table:table-cell>
          <table:table-cell office:value-type="float" office:value="12565594.83">
            <text:p>12.565.595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118.5">
            <text:p>119 </text:p>
          </table:table-cell>
          <table:table-cell office:value-type="float" office:value="0">
            <text:p><text:s/>- </text:p>
          </table:table-cell>
          <table:table-cell office:value-type="float" office:value="74366878.24">
            <text:p>74.366.878 </text:p>
          </table:table-cell>
          <table:table-cell office:value-type="float" office:value="558.72">
            <text:p>559 </text:p>
          </table:table-cell>
          <table:table-cell office:value-type="float" office:value="181.18">
            <text:p>181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350748.2">
            <text:p>350.748 </text:p>
          </table:table-cell>
          <table:table-cell office:value-type="float" office:value="0">
            <text:p><text:s/>- </text:p>
          </table:table-cell>
          <table:table-cell office:value-type="float" office:value="2944922.21">
            <text:p>2.944.922 </text:p>
          </table:table-cell>
          <table:table-cell office:value-type="float" office:value="684552621.7">
            <text:p>684.552.622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65696455.1">
            <text:p>65.696.455 </text:p>
          </table:table-cell>
          <table:table-cell office:value-type="float" office:value="-113.26">
            <text:p><text:s/>(113)</text:p>
          </table:table-cell>
          <table:table-cell office:value-type="float" office:value="2016">
            <text:p>2.016 </text:p>
          </table:table-cell>
          <table:table-cell office:value-type="float" office:value="34755045.73">
            <text:p>34.755.046 </text:p>
          </table:table-cell>
          <table:table-cell office:value-type="float" office:value="0">
            <text:p><text:s/>- </text:p>
          </table:table-cell>
          <table:table-cell office:value-type="float" office:value="883688125.57">
            <text:p>883.688.126 </text:p>
          </table:table-cell>
          <table:table-cell/>
        </table:table-row>
        <table:table-row table:style-name="ro1">
          <table:table-cell office:value-type="string">
            <text:p>CONTRIBUICÕES PARA FUNDAF</text:p>
          </table:table-cell>
          <table:table-cell office:value-type="float" office:value="2475">
            <text:p>2.475 </text:p>
          </table:table-cell>
          <table:table-cell office:value-type="float" office:value="1332.41">
            <text:p>1.332 </text:p>
          </table:table-cell>
          <table:table-cell office:value-type="float" office:value="3251484.77">
            <text:p>3.251.485 </text:p>
          </table:table-cell>
          <table:table-cell office:value-type="float" office:value="6663.95">
            <text:p>6.664 </text:p>
          </table:table-cell>
          <table:table-cell office:value-type="float" office:value="404668.45">
            <text:p>404.668 </text:p>
          </table:table-cell>
          <table:table-cell office:value-type="float" office:value="383602.61">
            <text:p>383.603 </text:p>
          </table:table-cell>
          <table:table-cell office:value-type="float" office:value="101203.37">
            <text:p>101.203 </text:p>
          </table:table-cell>
          <table:table-cell office:value-type="float" office:value="722430.58">
            <text:p>722.431 </text:p>
          </table:table-cell>
          <table:table-cell office:value-type="float" office:value="267429.98">
            <text:p>267.430 </text:p>
          </table:table-cell>
          <table:table-cell office:value-type="float" office:value="41176.81">
            <text:p>41.177 </text:p>
          </table:table-cell>
          <table:table-cell office:value-type="float" office:value="2280964.56">
            <text:p>2.280.965 </text:p>
          </table:table-cell>
          <table:table-cell office:value-type="float" office:value="53121.54">
            <text:p>53.122 </text:p>
          </table:table-cell>
          <table:table-cell office:value-type="float" office:value="53693.5">
            <text:p>53.694 </text:p>
          </table:table-cell>
          <table:table-cell office:value-type="float" office:value="153863.31">
            <text:p>153.863 </text:p>
          </table:table-cell>
          <table:table-cell office:value-type="float" office:value="83684.79">
            <text:p>83.685 </text:p>
          </table:table-cell>
          <table:table-cell office:value-type="float" office:value="425015">
            <text:p>425.015 </text:p>
          </table:table-cell>
          <table:table-cell office:value-type="float" office:value="5989.93">
            <text:p>5.990 </text:p>
          </table:table-cell>
          <table:table-cell office:value-type="float" office:value="2029567.96">
            <text:p>2.029.568 </text:p>
          </table:table-cell>
          <table:table-cell office:value-type="float" office:value="8010794.32">
            <text:p>8.010.794 </text:p>
          </table:table-cell>
          <table:table-cell office:value-type="float" office:value="223586.17">
            <text:p>223.586 </text:p>
          </table:table-cell>
          <table:table-cell office:value-type="float" office:value="6575.16">
            <text:p>6.575 </text:p>
          </table:table-cell>
          <table:table-cell office:value-type="float" office:value="1231">
            <text:p>1.231 </text:p>
          </table:table-cell>
          <table:table-cell office:value-type="float" office:value="835669.52">
            <text:p>835.670 </text:p>
          </table:table-cell>
          <table:table-cell office:value-type="float" office:value="860576.07">
            <text:p>860.576 </text:p>
          </table:table-cell>
          <table:table-cell office:value-type="float" office:value="6192.7">
            <text:p>6.193 </text:p>
          </table:table-cell>
          <table:table-cell office:value-type="float" office:value="31988474.94">
            <text:p>31.988.475 </text:p>
          </table:table-cell>
          <table:table-cell office:value-type="float" office:value="3931.9">
            <text:p>3.932 </text:p>
          </table:table-cell>
          <table:table-cell office:value-type="float" office:value="52205400.3">
            <text:p>52.205.400 </text:p>
          </table:table-cell>
          <table:table-cell/>
        </table:table-row>
        <table:table-row table:style-name="ro1">
          <table:table-cell office:value-type="string">
            <text:p>CPSSS - Contrib. p/ o Plano de Segurid. Social Serv. Público</text:p>
          </table:table-cell>
          <table:table-cell office:value-type="float" office:value="3404161.73">
            <text:p>3.404.162 </text:p>
          </table:table-cell>
          <table:table-cell office:value-type="float" office:value="10686380.15">
            <text:p>10.686.380 </text:p>
          </table:table-cell>
          <table:table-cell office:value-type="float" office:value="12284588.37">
            <text:p>12.284.588 </text:p>
          </table:table-cell>
          <table:table-cell office:value-type="float" office:value="11928378.39">
            <text:p>11.928.378 </text:p>
          </table:table-cell>
          <table:table-cell office:value-type="float" office:value="28992655.36">
            <text:p>28.992.655 </text:p>
          </table:table-cell>
          <table:table-cell office:value-type="float" office:value="25013148.78">
            <text:p>25.013.149 </text:p>
          </table:table-cell>
          <table:table-cell office:value-type="float" office:value="936753738.86">
            <text:p>936.753.739 </text:p>
          </table:table-cell>
          <table:table-cell office:value-type="float" office:value="14872842.76">
            <text:p>14.872.843 </text:p>
          </table:table-cell>
          <table:table-cell office:value-type="float" office:value="17833340.95">
            <text:p>17.833.341 </text:p>
          </table:table-cell>
          <table:table-cell office:value-type="float" office:value="13973741.64">
            <text:p>13.973.742 </text:p>
          </table:table-cell>
          <table:table-cell office:value-type="float" office:value="79267098.39">
            <text:p>79.267.098 </text:p>
          </table:table-cell>
          <table:table-cell office:value-type="float" office:value="10943585.38">
            <text:p>10.943.585 </text:p>
          </table:table-cell>
          <table:table-cell office:value-type="float" office:value="10919624.79">
            <text:p>10.919.625 </text:p>
          </table:table-cell>
          <table:table-cell office:value-type="float" office:value="19626660.27">
            <text:p>19.626.660 </text:p>
          </table:table-cell>
          <table:table-cell office:value-type="float" office:value="24862143.58">
            <text:p>24.862.144 </text:p>
          </table:table-cell>
          <table:table-cell office:value-type="float" office:value="34368146.81">
            <text:p>34.368.147 </text:p>
          </table:table-cell>
          <table:table-cell office:value-type="float" office:value="9095651.11">
            <text:p>9.095.651 </text:p>
          </table:table-cell>
          <table:table-cell office:value-type="float" office:value="34015016.5">
            <text:p>34.015.017 </text:p>
          </table:table-cell>
          <table:table-cell office:value-type="float" office:value="174365029.69">
            <text:p>174.365.030 </text:p>
          </table:table-cell>
          <table:table-cell office:value-type="float" office:value="15957331.11">
            <text:p>15.957.331 </text:p>
          </table:table-cell>
          <table:table-cell office:value-type="float" office:value="10654867.77">
            <text:p>10.654.868 </text:p>
          </table:table-cell>
          <table:table-cell office:value-type="float" office:value="8672662.42">
            <text:p>8.672.662 </text:p>
          </table:table-cell>
          <table:table-cell office:value-type="float" office:value="60115137.22">
            <text:p>60.115.137 </text:p>
          </table:table-cell>
          <table:table-cell office:value-type="float" office:value="25978244.56">
            <text:p>25.978.245 </text:p>
          </table:table-cell>
          <table:table-cell office:value-type="float" office:value="8192373.09">
            <text:p>8.192.373 </text:p>
          </table:table-cell>
          <table:table-cell office:value-type="float" office:value="75075701.01">
            <text:p>75.075.701 </text:p>
          </table:table-cell>
          <table:table-cell office:value-type="float" office:value="3703875.62">
            <text:p>3.703.876 </text:p>
          </table:table-cell>
          <table:table-cell office:value-type="float" office:value="1681556126.31">
            <text:p>1.681.556.126 </text:p>
          </table:table-cell>
          <table:table-cell/>
        </table:table-row>
        <table:table-row table:style-name="ro1">
          <table:table-cell office:value-type="string">
            <text:p>OUTRAS RECEITAS ADMINISTRADAS</text:p>
          </table:table-cell>
          <table:table-cell office:value-type="float" office:value="1051091.6">
            <text:p>1.051.092 </text:p>
          </table:table-cell>
          <table:table-cell office:value-type="float" office:value="3963483.86">
            <text:p>3.963.484 </text:p>
          </table:table-cell>
          <table:table-cell office:value-type="float" office:value="11319928.97">
            <text:p>11.319.929 </text:p>
          </table:table-cell>
          <table:table-cell office:value-type="float" office:value="682340.34">
            <text:p>682.340 </text:p>
          </table:table-cell>
          <table:table-cell office:value-type="float" office:value="17544778.06">
            <text:p>17.544.778 </text:p>
          </table:table-cell>
          <table:table-cell office:value-type="float" office:value="16175488.44">
            <text:p>16.175.488 </text:p>
          </table:table-cell>
          <table:table-cell office:value-type="float" office:value="-319455836.99">
            <text:p><text:s/>(319.455.837)</text:p>
          </table:table-cell>
          <table:table-cell office:value-type="float" office:value="11680423.43">
            <text:p>11.680.423 </text:p>
          </table:table-cell>
          <table:table-cell office:value-type="float" office:value="17732781.85">
            <text:p>17.732.782 </text:p>
          </table:table-cell>
          <table:table-cell office:value-type="float" office:value="7308662.91">
            <text:p>7.308.663 </text:p>
          </table:table-cell>
          <table:table-cell office:value-type="float" office:value="49881780.42">
            <text:p>49.881.780 </text:p>
          </table:table-cell>
          <table:table-cell office:value-type="float" office:value="5023296.21">
            <text:p>5.023.296 </text:p>
          </table:table-cell>
          <table:table-cell office:value-type="float" office:value="10749823.09">
            <text:p>10.749.823 </text:p>
          </table:table-cell>
          <table:table-cell office:value-type="float" office:value="13682826.66">
            <text:p>13.682.827 </text:p>
          </table:table-cell>
          <table:table-cell office:value-type="float" office:value="2474652.72">
            <text:p>2.474.653 </text:p>
          </table:table-cell>
          <table:table-cell office:value-type="float" office:value="18968554.05">
            <text:p>18.968.554 </text:p>
          </table:table-cell>
          <table:table-cell office:value-type="float" office:value="2844553.04">
            <text:p>2.844.553 </text:p>
          </table:table-cell>
          <table:table-cell office:value-type="float" office:value="68586892.77">
            <text:p>68.586.893 </text:p>
          </table:table-cell>
          <table:table-cell office:value-type="float" office:value="119044725.45">
            <text:p>119.044.725 </text:p>
          </table:table-cell>
          <table:table-cell office:value-type="float" office:value="7289842.32">
            <text:p>7.289.842 </text:p>
          </table:table-cell>
          <table:table-cell office:value-type="float" office:value="2811728.41">
            <text:p>2.811.728 </text:p>
          </table:table-cell>
          <table:table-cell office:value-type="float" office:value="714074.52">
            <text:p>714.075 </text:p>
          </table:table-cell>
          <table:table-cell office:value-type="float" office:value="35784344.3">
            <text:p>35.784.344 </text:p>
          </table:table-cell>
          <table:table-cell office:value-type="float" office:value="30106481.88">
            <text:p>30.106.482 </text:p>
          </table:table-cell>
          <table:table-cell office:value-type="float" office:value="2816214.28">
            <text:p>2.816.214 </text:p>
          </table:table-cell>
          <table:table-cell office:value-type="float" office:value="463034331.92">
            <text:p>463.034.332 </text:p>
          </table:table-cell>
          <table:table-cell office:value-type="float" office:value="2618057.23">
            <text:p>2.618.057 </text:p>
          </table:table-cell>
          <table:table-cell office:value-type="float" office:value="604435321.74">
            <text:p>604.435.322 </text:p>
          </table:table-cell>
          <table:table-cell/>
        </table:table-row>
        <table:table-row table:style-name="ro1">
          <table:table-cell table:style-name="ce8" office:value-type="string">
            <text:p>RECEITAS ADMINISTRADAS PELA RFB</text:p>
          </table:table-cell>
          <table:table-cell table:style-name="ce16" office:value-type="float" office:value="30835059.32">
            <text:p>30.835.059 </text:p>
          </table:table-cell>
          <table:table-cell table:style-name="ce16" office:value-type="float" office:value="148247869.68">
            <text:p>148.247.870 </text:p>
          </table:table-cell>
          <table:table-cell table:style-name="ce16" office:value-type="float" office:value="729665643.49">
            <text:p>729.665.643 </text:p>
          </table:table-cell>
          <table:table-cell table:style-name="ce16" office:value-type="float" office:value="36233121.62">
            <text:p>36.233.122 </text:p>
          </table:table-cell>
          <table:table-cell table:style-name="ce16" office:value-type="float" office:value="1152271754.14">
            <text:p>1.152.271.754 </text:p>
          </table:table-cell>
          <table:table-cell table:style-name="ce16" office:value-type="float" office:value="654472498.33">
            <text:p>654.472.498 </text:p>
          </table:table-cell>
          <table:table-cell table:style-name="ce16" office:value-type="float" office:value="5118968425.92">
            <text:p>5.118.968.426 </text:p>
          </table:table-cell>
          <table:table-cell table:style-name="ce16" office:value-type="float" office:value="1205156627.54">
            <text:p>1.205.156.628 </text:p>
          </table:table-cell>
          <table:table-cell table:style-name="ce16" office:value-type="float" office:value="872616995.48">
            <text:p>872.616.995 </text:p>
          </table:table-cell>
          <table:table-cell table:style-name="ce16" office:value-type="float" office:value="370508678.03">
            <text:p>370.508.678 </text:p>
          </table:table-cell>
          <table:table-cell table:style-name="ce16" office:value-type="float" office:value="3401346742.14">
            <text:p>3.401.346.742 </text:p>
          </table:table-cell>
          <table:table-cell table:style-name="ce16" office:value-type="float" office:value="236979429.04">
            <text:p>236.979.429 </text:p>
          </table:table-cell>
          <table:table-cell table:style-name="ce16" office:value-type="float" office:value="298913631.64">
            <text:p>298.913.632 </text:p>
          </table:table-cell>
          <table:table-cell table:style-name="ce16" office:value-type="float" office:value="319550625.98">
            <text:p>319.550.626 </text:p>
          </table:table-cell>
          <table:table-cell table:style-name="ce16" office:value-type="float" office:value="210249619.73">
            <text:p>210.249.620 </text:p>
          </table:table-cell>
          <table:table-cell table:style-name="ce16" office:value-type="float" office:value="948793703.19">
            <text:p>948.793.703 </text:p>
          </table:table-cell>
          <table:table-cell table:style-name="ce16" office:value-type="float" office:value="118234951.1">
            <text:p>118.234.951 </text:p>
          </table:table-cell>
          <table:table-cell table:style-name="ce16" office:value-type="float" office:value="3273551254.53">
            <text:p>3.273.551.255 </text:p>
          </table:table-cell>
          <table:table-cell table:style-name="ce16" office:value-type="float" office:value="10039537961.11">
            <text:p>10.039.537.961 </text:p>
          </table:table-cell>
          <table:table-cell table:style-name="ce16" office:value-type="float" office:value="218731153.34">
            <text:p>218.731.153 </text:p>
          </table:table-cell>
          <table:table-cell table:style-name="ce16" office:value-type="float" office:value="102378723.36">
            <text:p>102.378.723 </text:p>
          </table:table-cell>
          <table:table-cell table:style-name="ce16" office:value-type="float" office:value="32566730.15">
            <text:p>32.566.730 </text:p>
          </table:table-cell>
          <table:table-cell table:style-name="ce16" office:value-type="float" office:value="2880956739.32">
            <text:p>2.880.956.739 </text:p>
          </table:table-cell>
          <table:table-cell table:style-name="ce16" office:value-type="float" office:value="1897903610.34">
            <text:p>1.897.903.610 </text:p>
          </table:table-cell>
          <table:table-cell table:style-name="ce16" office:value-type="float" office:value="157528157.71">
            <text:p>157.528.158 </text:p>
          </table:table-cell>
          <table:table-cell table:style-name="ce16" office:value-type="float" office:value="24537401706.39">
            <text:p>24.537.401.706 </text:p>
          </table:table-cell>
          <table:table-cell table:style-name="ce16" office:value-type="float" office:value="56945267.91">
            <text:p>56.945.268 </text:p>
          </table:table-cell>
          <table:table-cell table:style-name="ce25" office:value-type="float" office:value="59050546680.53">
            <text:p>59.050.546.681 </text:p>
          </table:table-cell>
          <table:table-cell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office:value-type="float" office:value="248392.38">
            <text:p>248.392 </text:p>
          </table:table-cell>
          <table:table-cell office:value-type="float" office:value="1771164">
            <text:p>1.771.164 </text:p>
          </table:table-cell>
          <table:table-cell office:value-type="float" office:value="8208780.5">
            <text:p>8.208.781 </text:p>
          </table:table-cell>
          <table:table-cell office:value-type="float" office:value="351263.77">
            <text:p>351.264 </text:p>
          </table:table-cell>
          <table:table-cell office:value-type="float" office:value="17767014.35">
            <text:p>17.767.014 </text:p>
          </table:table-cell>
          <table:table-cell office:value-type="float" office:value="4719855.23">
            <text:p>4.719.855 </text:p>
          </table:table-cell>
          <table:table-cell office:value-type="float" office:value="4218134.41">
            <text:p>4.218.134 </text:p>
          </table:table-cell>
          <table:table-cell office:value-type="float" office:value="5724810.04">
            <text:p>5.724.810 </text:p>
          </table:table-cell>
          <table:table-cell office:value-type="float" office:value="5804813.09">
            <text:p>5.804.813 </text:p>
          </table:table-cell>
          <table:table-cell office:value-type="float" office:value="4006580.42">
            <text:p>4.006.580 </text:p>
          </table:table-cell>
          <table:table-cell office:value-type="float" office:value="22384359.23">
            <text:p>22.384.359 </text:p>
          </table:table-cell>
          <table:table-cell office:value-type="float" office:value="1893650.94">
            <text:p>1.893.651 </text:p>
          </table:table-cell>
          <table:table-cell office:value-type="float" office:value="5424731.16">
            <text:p>5.424.731 </text:p>
          </table:table-cell>
          <table:table-cell office:value-type="float" office:value="3279357.12">
            <text:p>3.279.357 </text:p>
          </table:table-cell>
          <table:table-cell office:value-type="float" office:value="3913834.94">
            <text:p>3.913.835 </text:p>
          </table:table-cell>
          <table:table-cell office:value-type="float" office:value="9548936.72">
            <text:p>9.548.937 </text:p>
          </table:table-cell>
          <table:table-cell office:value-type="float" office:value="1601393.82">
            <text:p>1.601.394 </text:p>
          </table:table-cell>
          <table:table-cell office:value-type="float" office:value="18114427.44">
            <text:p>18.114.427 </text:p>
          </table:table-cell>
          <table:table-cell office:value-type="float" office:value="4373044110.28">
            <text:p>4.373.044.110 </text:p>
          </table:table-cell>
          <table:table-cell office:value-type="float" office:value="1253833.48">
            <text:p>1.253.833 </text:p>
          </table:table-cell>
          <table:table-cell office:value-type="float" office:value="851676.44">
            <text:p>851.676 </text:p>
          </table:table-cell>
          <table:table-cell office:value-type="float" office:value="200546.39">
            <text:p>200.546 </text:p>
          </table:table-cell>
          <table:table-cell office:value-type="float" office:value="18303244.45">
            <text:p>18.303.244 </text:p>
          </table:table-cell>
          <table:table-cell office:value-type="float" office:value="7473478.82">
            <text:p>7.473.479 </text:p>
          </table:table-cell>
          <table:table-cell office:value-type="float" office:value="4414894.55">
            <text:p>4.414.895 </text:p>
          </table:table-cell>
          <table:table-cell office:value-type="float" office:value="89986873.96">
            <text:p>89.986.874 </text:p>
          </table:table-cell>
          <table:table-cell office:value-type="float" office:value="549369.49">
            <text:p>549.369 </text:p>
          </table:table-cell>
          <table:table-cell office:value-type="float" office:value="4615059527.42">
            <text:p>4.615.059.527 </text:p>
          </table:table-cell>
          <table:table-cell/>
        </table:table-row>
        <table:table-row table:style-name="ro1">
          <table:table-cell table:style-name="ce8" office:value-type="string">
            <text:p>TOTAL GERAL DAS RECEITAS </text:p>
          </table:table-cell>
          <table:table-cell table:style-name="ce16" office:value-type="float" office:value="31083451.7">
            <text:p>31.083.452 </text:p>
          </table:table-cell>
          <table:table-cell table:style-name="ce16" office:value-type="float" office:value="150019033.68">
            <text:p>150.019.034 </text:p>
          </table:table-cell>
          <table:table-cell table:style-name="ce16" office:value-type="float" office:value="737874423.99">
            <text:p>737.874.424 </text:p>
          </table:table-cell>
          <table:table-cell table:style-name="ce16" office:value-type="float" office:value="36584385.39">
            <text:p>36.584.385 </text:p>
          </table:table-cell>
          <table:table-cell table:style-name="ce16" office:value-type="float" office:value="1170038768.49">
            <text:p>1.170.038.768 </text:p>
          </table:table-cell>
          <table:table-cell table:style-name="ce16" office:value-type="float" office:value="659192353.56">
            <text:p>659.192.354 </text:p>
          </table:table-cell>
          <table:table-cell table:style-name="ce16" office:value-type="float" office:value="5123186560.33">
            <text:p>5.123.186.560 </text:p>
          </table:table-cell>
          <table:table-cell table:style-name="ce16" office:value-type="float" office:value="1210881437.58">
            <text:p>1.210.881.438 </text:p>
          </table:table-cell>
          <table:table-cell table:style-name="ce16" office:value-type="float" office:value="878421808.57">
            <text:p>878.421.809 </text:p>
          </table:table-cell>
          <table:table-cell table:style-name="ce16" office:value-type="float" office:value="374515258.45">
            <text:p>374.515.258 </text:p>
          </table:table-cell>
          <table:table-cell table:style-name="ce16" office:value-type="float" office:value="3423731101.37">
            <text:p>3.423.731.101 </text:p>
          </table:table-cell>
          <table:table-cell table:style-name="ce16" office:value-type="float" office:value="238873079.98">
            <text:p>238.873.080 </text:p>
          </table:table-cell>
          <table:table-cell table:style-name="ce16" office:value-type="float" office:value="304338362.8">
            <text:p>304.338.363 </text:p>
          </table:table-cell>
          <table:table-cell table:style-name="ce16" office:value-type="float" office:value="322829983.1">
            <text:p>322.829.983 </text:p>
          </table:table-cell>
          <table:table-cell table:style-name="ce16" office:value-type="float" office:value="214163454.67">
            <text:p>214.163.455 </text:p>
          </table:table-cell>
          <table:table-cell table:style-name="ce16" office:value-type="float" office:value="958342639.91">
            <text:p>958.342.640 </text:p>
          </table:table-cell>
          <table:table-cell table:style-name="ce16" office:value-type="float" office:value="119836344.92">
            <text:p>119.836.345 </text:p>
          </table:table-cell>
          <table:table-cell table:style-name="ce16" office:value-type="float" office:value="3291665681.97">
            <text:p>3.291.665.682 </text:p>
          </table:table-cell>
          <table:table-cell table:style-name="ce16" office:value-type="float" office:value="14412582071.39">
            <text:p>14.412.582.071 </text:p>
          </table:table-cell>
          <table:table-cell table:style-name="ce16" office:value-type="float" office:value="219984986.82">
            <text:p>219.984.987 </text:p>
          </table:table-cell>
          <table:table-cell table:style-name="ce16" office:value-type="float" office:value="103230399.8">
            <text:p>103.230.400 </text:p>
          </table:table-cell>
          <table:table-cell table:style-name="ce16" office:value-type="float" office:value="32767276.54">
            <text:p>32.767.277 </text:p>
          </table:table-cell>
          <table:table-cell table:style-name="ce16" office:value-type="float" office:value="2899259983.77">
            <text:p>2.899.259.984 </text:p>
          </table:table-cell>
          <table:table-cell table:style-name="ce16" office:value-type="float" office:value="1905377089.16">
            <text:p>1.905.377.089 </text:p>
          </table:table-cell>
          <table:table-cell table:style-name="ce16" office:value-type="float" office:value="161943052.26">
            <text:p>161.943.052 </text:p>
          </table:table-cell>
          <table:table-cell table:style-name="ce16" office:value-type="float" office:value="24627388580.35">
            <text:p>24.627.388.580 </text:p>
          </table:table-cell>
          <table:table-cell table:style-name="ce16" office:value-type="float" office:value="57494637.4">
            <text:p>57.494.637 </text:p>
          </table:table-cell>
          <table:table-cell table:style-name="ce25" office:value-type="float" office:value="63665606207.95">
            <text:p>63.665.606.208 </text:p>
          </table:table-cell>
          <table:table-cell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style-name="Default" table:number-columns-repeated="2"/>
          <table:table-cell table:style-name="ce18"/>
          <table:table-cell table:style-name="Default" table:number-columns-repeated="24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style-name="Default"/>
        </table:table-row>
        <table:table-row table:style-name="ro1" table:number-rows-repeated="2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/>
          <table:table-cell table:style-name="ce17" table:number-columns-repeated="28"/>
          <table:table-cell table:style-name="Default"/>
        </table:table-row>
        <table:table-row table:style-name="ro1" table:number-rows-repeated="3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ce4"/>
          <table:table-cell table:style-name="ce17"/>
          <table:table-cell table:style-name="Default" table:number-columns-repeated="26"/>
          <table:table-cell table:style-name="ce2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first-page-number="continue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/05/2011</text:date>, <text:time>12:0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2011" style:display-name="PageStyle_ABR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FB </meta:initial-creator>
    <meta:creation-date>2011-05-12T15:40:08.12</meta:creation-date>
    <dc:date>2011-05-19T12:05:11.17</dc:date>
    <dc:creator>RFB </dc:creator>
    <meta:editing-duration>PT00H17M48S</meta:editing-duration>
    <meta:editing-cycles>3</meta:editing-cycles>
    <meta:generator>BrOffice.org/3.2$Win32 OpenOffice.org_project/320m18$Build-9502</meta:generator>
    <meta:document-statistic meta:table-count="1" meta:cell-count="1110" meta:object-count="1"/>
  </office:meta>
</office:document-meta>
</file>